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1.7783in"/>
    </style:style>
    <style:style style:name="co7" style:family="table-column">
      <style:table-column-properties fo:break-before="auto" style:column-width="1.3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  <style:style style:name="ce3" style:family="table-cell" style:parent-style-name="Default" style:data-style-name="N40"/>
    <style:style style:name="ce4" style:family="table-cell" style:parent-style-name="Default">
      <style:text-properties fo:font-weight="normal"/>
    </style:style>
    <style:style style:name="ce5" style:family="table-cell" style:parent-style-name="Default" style:data-style-name="N110"/>
    <style:style style:name="ce6" style:family="table-cell" style:parent-style-name="Default" style:data-style-name="N107"/>
    <style:style style:name="ce7" style:family="table-cell" style:parent-style-name="Default" style:data-style-name="N109"/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Waypoint</text:p>
          </table:table-cell>
          <table:table-cell table:style-name="ce1" office:value-type="string">
            <text:p>LAT</text:p>
          </table:table-cell>
          <table:table-cell table:style-name="ce1" office:value-type="string">
            <text:p>LON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Boundary</text:p>
          </table:table-cell>
          <table:table-cell table:style-name="ce1" office:value-type="string">
            <text:p>Boundary 2</text:p>
          </table:table-cell>
          <table:table-cell table:style-name="ce1" office:value-type="string">
            <text:p>Height Verbatim</text:p>
          </table:table-cell>
          <table:table-cell table:style-name="ce1" office:value-type="string">
            <text:p>Height Code</text:p>
          </table:table-cell>
          <table:table-cell table:style-name="ce1" office:value-type="string">
            <text:p>Canopy Level – Verbatim</text:p>
          </table:table-cell>
          <table:table-cell table:style-name="ce1" office:value-type="string">
            <text:p>Canopy Level Code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08H47M47S">
            <text:p>08:47</text:p>
          </table:table-cell>
          <table:table-cell table:style-name="ce4" office:value-type="float" office:value="137">
            <text:p>137</text:p>
          </table:table-cell>
          <table:table-cell table:style-name="ce5" office:value-type="float" office:value="9.117334">
            <text:p>9.117334</text:p>
          </table:table-cell>
          <table:table-cell office:value-type="float" office:value="-79.698983">
            <text:p>-79.698983</text:p>
          </table:table-cell>
          <table:table-cell table:style-name="ce4" office:value-type="string">
            <text:p>Edge</text:p>
          </table:table-cell>
          <table:table-cell table:style-name="ce4" office:value-type="string">
            <text:p>Urban</text:p>
          </table:table-cell>
          <table:table-cell table:style-name="ce4" office:value-type="string">
            <text:p>Backyard</text:p>
          </table:table-cell>
          <table:table-cell office:value-type="string">
            <text:p>4-6 meters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Mid</text:p>
          </table:table-cell>
          <table:table-cell table:style-name="ce4"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08H54M38S">
            <text:p>08:54</text:p>
          </table:table-cell>
          <table:table-cell office:value-type="float" office:value="138">
            <text:p>138</text:p>
          </table:table-cell>
          <table:table-cell office:value-type="float" office:value="9.117309">
            <text:p>9.117309</text:p>
          </table:table-cell>
          <table:table-cell office:value-type="float" office:value="-79.698987">
            <text:p>-79.698987</text:p>
          </table:table-cell>
          <table:table-cell table:style-name="ce4" office:value-type="string">
            <text:p>Edge</text:p>
          </table:table-cell>
          <table:table-cell table:style-name="ce4" office:value-type="string">
            <text:p>Urban</text:p>
          </table:table-cell>
          <table:table-cell table:style-name="ce4" office:value-type="string">
            <text:p>Backyard</text:p>
          </table:table-cell>
          <table:table-cell office:value-type="string">
            <text:p>4-6 meters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Mid</text:p>
          </table:table-cell>
          <table:table-cell table:style-name="ce4"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09H08M37S">
            <text:p>09:08</text:p>
          </table:table-cell>
          <table:table-cell office:value-type="float" office:value="139">
            <text:p>139</text:p>
          </table:table-cell>
          <table:table-cell office:value-type="float" office:value="9.117178">
            <text:p>9.117178</text:p>
          </table:table-cell>
          <table:table-cell office:value-type="float" office:value="-79.698675">
            <text:p>-79.698675</text:p>
          </table:table-cell>
          <table:table-cell table:style-name="ce4" office:value-type="string">
            <text:p>Edge</text:p>
          </table:table-cell>
          <table:table-cell table:style-name="ce4" office:value-type="string">
            <text:p>Urban</text:p>
          </table:table-cell>
          <table:table-cell table:style-name="ce4" office:value-type="string">
            <text:p>Backyard</text:p>
          </table:table-cell>
          <table:table-cell office:value-type="string">
            <text:p>4-6 meters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Mid</text:p>
          </table:table-cell>
          <table:table-cell table:style-name="ce4"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09H16M27S">
            <text:p>09:16</text:p>
          </table:table-cell>
          <table:table-cell office:value-type="float" office:value="140">
            <text:p>140</text:p>
          </table:table-cell>
          <table:table-cell office:value-type="float" office:value="9.117304">
            <text:p>9.117304</text:p>
          </table:table-cell>
          <table:table-cell office:value-type="float" office:value="-79.698299">
            <text:p>-79.698299</text:p>
          </table:table-cell>
          <table:table-cell table:style-name="ce8" office:value-type="string">
            <text:p>Edge</text:p>
          </table:table-cell>
          <table:table-cell table:style-name="ce8" office:value-type="string">
            <text:p>Urban</text:p>
          </table:table-cell>
          <table:table-cell table:style-name="ce4" office:value-type="string">
            <text:p>Backyard</text:p>
          </table:table-cell>
          <table:table-cell office:value-type="string">
            <text:p>&gt; 6 meters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Top</text:p>
          </table:table-cell>
          <table:table-cell table:style-name="ce8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09H26M46S">
            <text:p>09:26</text:p>
          </table:table-cell>
          <table:table-cell office:value-type="float" office:value="141">
            <text:p>141</text:p>
          </table:table-cell>
          <table:table-cell office:value-type="float" office:value="9.117342">
            <text:p>9.117342</text:p>
          </table:table-cell>
          <table:table-cell office:value-type="float" office:value="-79.69834">
            <text:p>-79.698340</text:p>
          </table:table-cell>
          <table:table-cell table:style-name="ce8" office:value-type="string">
            <text:p>Edge</text:p>
          </table:table-cell>
          <table:table-cell table:style-name="ce8" office:value-type="string">
            <text:p>Gallery</text:p>
          </table:table-cell>
          <table:table-cell table:style-name="ce8" office:value-type="string">
            <text:p>Backyard</text:p>
          </table:table-cell>
          <table:table-cell office:value-type="string">
            <text:p>6-10 meters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Top</text:p>
          </table:table-cell>
          <table:table-cell table:style-name="ce8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0H10M38S">
            <text:p>10:10</text:p>
          </table:table-cell>
          <table:table-cell office:value-type="float" office:value="142">
            <text:p>142</text:p>
          </table:table-cell>
          <table:table-cell office:value-type="float" office:value="9.117295">
            <text:p>9.117295</text:p>
          </table:table-cell>
          <table:table-cell office:value-type="float" office:value="-79.69838">
            <text:p>-79.698380</text:p>
          </table:table-cell>
          <table:table-cell table:style-name="ce8" office:value-type="string">
            <text:p>Edge</text:p>
          </table:table-cell>
          <table:table-cell table:style-name="ce8" office:value-type="string">
            <text:p>Gallery</text:p>
          </table:table-cell>
          <table:table-cell table:style-name="ce8" office:value-type="string">
            <text:p>Backyard</text:p>
          </table:table-cell>
          <table:table-cell office:value-type="string">
            <text:p>6-10 meters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Top</text:p>
          </table:table-cell>
          <table:table-cell table:style-name="ce8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0H23M10S">
            <text:p>10:23</text:p>
          </table:table-cell>
          <table:table-cell office:value-type="float" office:value="143">
            <text:p>143</text:p>
          </table:table-cell>
          <table:table-cell office:value-type="float" office:value="9.117386">
            <text:p>9.117386</text:p>
          </table:table-cell>
          <table:table-cell office:value-type="float" office:value="-79.698336">
            <text:p>-79.698336</text:p>
          </table:table-cell>
          <table:table-cell table:style-name="ce8" office:value-type="string">
            <text:p>Edge</text:p>
          </table:table-cell>
          <table:table-cell table:style-name="ce8" office:value-type="string">
            <text:p>Gallery</text:p>
          </table:table-cell>
          <table:table-cell table:style-name="ce8" office:value-type="string">
            <text:p>Backyard</text:p>
          </table:table-cell>
          <table:table-cell table:style-name="ce8" office:value-type="string">
            <text:p>4-6 meters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table:style-name="ce8"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0H30M41S">
            <text:p>10:30</text:p>
          </table:table-cell>
          <table:table-cell office:value-type="float" office:value="144">
            <text:p>144</text:p>
          </table:table-cell>
          <table:table-cell office:value-type="float" office:value="9.117325">
            <text:p>9.117325</text:p>
          </table:table-cell>
          <table:table-cell office:value-type="float" office:value="-79.698312">
            <text:p>-79.698312</text:p>
          </table:table-cell>
          <table:table-cell table:style-name="ce8" office:value-type="string">
            <text:p>Edge</text:p>
          </table:table-cell>
          <table:table-cell table:style-name="ce8" office:value-type="string">
            <text:p>Gallery</text:p>
          </table:table-cell>
          <table:table-cell table:style-name="ce8" office:value-type="string">
            <text:p>Backyard</text:p>
          </table:table-cell>
          <table:table-cell table:style-name="ce8" office:value-type="string">
            <text:p>4-6 meters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table:style-name="ce8"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0H41M29S">
            <text:p>10:41</text:p>
          </table:table-cell>
          <table:table-cell office:value-type="float" office:value="145">
            <text:p>145</text:p>
          </table:table-cell>
          <table:table-cell office:value-type="float" office:value="9.117257">
            <text:p>9.117257</text:p>
          </table:table-cell>
          <table:table-cell office:value-type="float" office:value="-79.69834">
            <text:p>-79.69834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0H51M43S">
            <text:p>10:51</text:p>
          </table:table-cell>
          <table:table-cell office:value-type="float" office:value="146">
            <text:p>146</text:p>
          </table:table-cell>
          <table:table-cell office:value-type="float" office:value="9.117365">
            <text:p>9.117365</text:p>
          </table:table-cell>
          <table:table-cell office:value-type="float" office:value="-79.698256">
            <text:p>-79.69825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03M16S">
            <text:p>11:03</text:p>
          </table:table-cell>
          <table:table-cell office:value-type="float" office:value="147">
            <text:p>147</text:p>
          </table:table-cell>
          <table:table-cell office:value-type="float" office:value="9.117401">
            <text:p>9.117401</text:p>
          </table:table-cell>
          <table:table-cell office:value-type="float" office:value="-79.698339">
            <text:p>-79.69833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13M12S">
            <text:p>11:13</text:p>
          </table:table-cell>
          <table:table-cell office:value-type="float" office:value="148">
            <text:p>148</text:p>
          </table:table-cell>
          <table:table-cell office:value-type="float" office:value="9.1173">
            <text:p>9.117300</text:p>
          </table:table-cell>
          <table:table-cell office:value-type="float" office:value="-79.698329">
            <text:p>-79.6983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table:style-name="ce8"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22M06S">
            <text:p>11:22</text:p>
          </table:table-cell>
          <table:table-cell office:value-type="float" office:value="149">
            <text:p>149</text:p>
          </table:table-cell>
          <table:table-cell office:value-type="float" office:value="9.117298">
            <text:p>9.117298</text:p>
          </table:table-cell>
          <table:table-cell office:value-type="float" office:value="-79.698347">
            <text:p>-79.69834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Dosel Medi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32M50S">
            <text:p>11:32</text:p>
          </table:table-cell>
          <table:table-cell office:value-type="float" office:value="150">
            <text:p>150</text:p>
          </table:table-cell>
          <table:table-cell office:value-type="float" office:value="9.117298">
            <text:p>9.117298</text:p>
          </table:table-cell>
          <table:table-cell office:value-type="float" office:value="-79.698341">
            <text:p>-79.69834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Dosel Medi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42M16S">
            <text:p>11:42</text:p>
          </table:table-cell>
          <table:table-cell office:value-type="float" office:value="151">
            <text:p>151</text:p>
          </table:table-cell>
          <table:table-cell office:value-type="float" office:value="9.117353">
            <text:p>9.117353</text:p>
          </table:table-cell>
          <table:table-cell office:value-type="float" office:value="-79.698299">
            <text:p>-79.69829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1H51M55S">
            <text:p>11:51</text:p>
          </table:table-cell>
          <table:table-cell office:value-type="float" office:value="152">
            <text:p>152</text:p>
          </table:table-cell>
          <table:table-cell office:value-type="float" office:value="9.11733">
            <text:p>9.117330</text:p>
          </table:table-cell>
          <table:table-cell office:value-type="float" office:value="-79.698371">
            <text:p>-79.69837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01M43S">
            <text:p>12:01</text:p>
          </table:table-cell>
          <table:table-cell office:value-type="float" office:value="153">
            <text:p>153</text:p>
          </table:table-cell>
          <table:table-cell office:value-type="float" office:value="9.117383">
            <text:p>9.117383</text:p>
          </table:table-cell>
          <table:table-cell office:value-type="float" office:value="-79.698307">
            <text:p>-79.69830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 = 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11M53S">
            <text:p>12:11</text:p>
          </table:table-cell>
          <table:table-cell office:value-type="float" office:value="154">
            <text:p>154</text:p>
          </table:table-cell>
          <table:table-cell office:value-type="float" office:value="9.117354">
            <text:p>9.117354</text:p>
          </table:table-cell>
          <table:table-cell office:value-type="float" office:value="-79.698338">
            <text:p>-79.69833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22M46S">
            <text:p>12:22</text:p>
          </table:table-cell>
          <table:table-cell office:value-type="float" office:value="155">
            <text:p>155</text:p>
          </table:table-cell>
          <table:table-cell office:value-type="float" office:value="9.117473">
            <text:p>9.117473</text:p>
          </table:table-cell>
          <table:table-cell office:value-type="float" office:value="-79.69821">
            <text:p>-79.69821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31M15S">
            <text:p>12:31</text:p>
          </table:table-cell>
          <table:table-cell office:value-type="float" office:value="156">
            <text:p>156</text:p>
          </table:table-cell>
          <table:table-cell office:value-type="float" office:value="9.117419">
            <text:p>9.117419</text:p>
          </table:table-cell>
          <table:table-cell office:value-type="float" office:value="-79.698266">
            <text:p>-79.69826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41M32S">
            <text:p>12:41</text:p>
          </table:table-cell>
          <table:table-cell office:value-type="float" office:value="157">
            <text:p>157</text:p>
          </table:table-cell>
          <table:table-cell office:value-type="float" office:value="9.117341">
            <text:p>9.117341</text:p>
          </table:table-cell>
          <table:table-cell office:value-type="float" office:value="-79.69836">
            <text:p>-79.69836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2H53M52S">
            <text:p>12:53</text:p>
          </table:table-cell>
          <table:table-cell office:value-type="float" office:value="158">
            <text:p>158</text:p>
          </table:table-cell>
          <table:table-cell office:value-type="float" office:value="9.117154">
            <text:p>9.117154</text:p>
          </table:table-cell>
          <table:table-cell office:value-type="float" office:value="-79.698702">
            <text:p>-79.69870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02M07S">
            <text:p>13:02</text:p>
          </table:table-cell>
          <table:table-cell office:value-type="float" office:value="159">
            <text:p>159</text:p>
          </table:table-cell>
          <table:table-cell office:value-type="float" office:value="9.117283">
            <text:p>9.117283</text:p>
          </table:table-cell>
          <table:table-cell office:value-type="float" office:value="-79.698998">
            <text:p>-79.69899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/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13M07S">
            <text:p>13:13</text:p>
          </table:table-cell>
          <table:table-cell office:value-type="float" office:value="160">
            <text:p>160</text:p>
          </table:table-cell>
          <table:table-cell office:value-type="float" office:value="9.117393">
            <text:p>9.117393</text:p>
          </table:table-cell>
          <table:table-cell office:value-type="float" office:value="-79.698962">
            <text:p>-79.698962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20M59S">
            <text:p>13:20</text:p>
          </table:table-cell>
          <table:table-cell office:value-type="float" office:value="161">
            <text:p>161</text:p>
          </table:table-cell>
          <table:table-cell office:value-type="float" office:value="9.117356">
            <text:p>9.117356</text:p>
          </table:table-cell>
          <table:table-cell office:value-type="float" office:value="-79.698978">
            <text:p>-79.698978</text:p>
          </table:table-cell>
          <table:table-cell office:value-type="string">
            <text:p>Edge</text:p>
          </table:table-cell>
          <table:table-cell office:value-type="string">
            <text:p>Backyard Tree</text:p>
          </table:table-cell>
          <table:table-cell office:value-type="string">
            <text:p>Backyard/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33M14S">
            <text:p>13:33</text:p>
          </table:table-cell>
          <table:table-cell office:value-type="float" office:value="162">
            <text:p>162</text:p>
          </table:table-cell>
          <table:table-cell office:value-type="float" office:value="9.117447">
            <text:p>9.117447</text:p>
          </table:table-cell>
          <table:table-cell office:value-type="float" office:value="-79.699145">
            <text:p>-79.69914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Manmade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sotobosqu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43M07S">
            <text:p>13:43</text:p>
          </table:table-cell>
          <table:table-cell office:value-type="float" office:value="163">
            <text:p>163</text:p>
          </table:table-cell>
          <table:table-cell office:value-type="float" office:value="9.117387">
            <text:p>9.117387</text:p>
          </table:table-cell>
          <table:table-cell office:value-type="float" office:value="-79.699562">
            <text:p>-79.69956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sotobosqu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3H52M50S">
            <text:p>13:52</text:p>
          </table:table-cell>
          <table:table-cell office:value-type="float" office:value="164">
            <text:p>164</text:p>
          </table:table-cell>
          <table:table-cell office:value-type="float" office:value="9.117559">
            <text:p>9.117559</text:p>
          </table:table-cell>
          <table:table-cell office:value-type="float" office:value="-79.69985">
            <text:p>-79.69985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sotobosqu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4H04M19S">
            <text:p>14:04</text:p>
          </table:table-cell>
          <table:table-cell office:value-type="float" office:value="165">
            <text:p>165</text:p>
          </table:table-cell>
          <table:table-cell office:value-type="float" office:value="9.117538">
            <text:p>9.117538</text:p>
          </table:table-cell>
          <table:table-cell office:value-type="float" office:value="-79.699846">
            <text:p>-79.69984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5H58M39S">
            <text:p>15:58</text:p>
          </table:table-cell>
          <table:table-cell office:value-type="float" office:value="166">
            <text:p>166</text:p>
          </table:table-cell>
          <table:table-cell office:value-type="float" office:value="9.117591">
            <text:p>9.117591</text:p>
          </table:table-cell>
          <table:table-cell office:value-type="float" office:value="-79.699391">
            <text:p>-79.6993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6H08M51S">
            <text:p>16:08</text:p>
          </table:table-cell>
          <table:table-cell office:value-type="float" office:value="167">
            <text:p>167</text:p>
          </table:table-cell>
          <table:table-cell office:value-type="float" office:value="9.117613">
            <text:p>9.117613</text:p>
          </table:table-cell>
          <table:table-cell office:value-type="float" office:value="-79.699429">
            <text:p>-79.6994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6H19M42S">
            <text:p>16:19</text:p>
          </table:table-cell>
          <table:table-cell office:value-type="float" office:value="168">
            <text:p>168</text:p>
          </table:table-cell>
          <table:table-cell office:value-type="float" office:value="9.117546">
            <text:p>9.117546</text:p>
          </table:table-cell>
          <table:table-cell office:value-type="float" office:value="-79.699372">
            <text:p>-79.69937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 canopy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6H29M33S">
            <text:p>16:29</text:p>
          </table:table-cell>
          <table:table-cell office:value-type="float" office:value="169">
            <text:p>169</text:p>
          </table:table-cell>
          <table:table-cell office:value-type="float" office:value="9.117546">
            <text:p>9.117546</text:p>
          </table:table-cell>
          <table:table-cell office:value-type="float" office:value="-79.699459">
            <text:p>-79.69945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4">
            <text:p>03/24/08</text:p>
          </table:table-cell>
          <table:table-cell office:value-type="time" office:time-value="PT16H39M41S">
            <text:p>16:39</text:p>
          </table:table-cell>
          <table:table-cell office:value-type="float" office:value="170">
            <text:p>170</text:p>
          </table:table-cell>
          <table:table-cell office:value-type="float" office:value="9.117386">
            <text:p>9.117386</text:p>
          </table:table-cell>
          <table:table-cell office:value-type="float" office:value="-79.699529">
            <text:p>-79.6995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02M19S">
            <text:p>08:02</text:p>
          </table:table-cell>
          <table:table-cell office:value-type="float" office:value="185">
            <text:p>185</text:p>
          </table:table-cell>
          <table:table-cell office:value-type="float" office:value="9.117247">
            <text:p>9.117247</text:p>
          </table:table-cell>
          <table:table-cell office:value-type="float" office:value="-79.698633">
            <text:p>-79.69863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12M26S">
            <text:p>08:12</text:p>
          </table:table-cell>
          <table:table-cell office:value-type="float" office:value="186">
            <text:p>186</text:p>
          </table:table-cell>
          <table:table-cell office:value-type="float" office:value="9.117243">
            <text:p>9.117243</text:p>
          </table:table-cell>
          <table:table-cell office:value-type="float" office:value="-79.698591">
            <text:p>-79.6985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23M23S">
            <text:p>08:23</text:p>
          </table:table-cell>
          <table:table-cell office:value-type="float" office:value="187">
            <text:p>187</text:p>
          </table:table-cell>
          <table:table-cell office:value-type="float" office:value="9.117227">
            <text:p>9.117227</text:p>
          </table:table-cell>
          <table:table-cell office:value-type="float" office:value="-79.698671">
            <text:p>-79.69867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45M37S">
            <text:p>08:45</text:p>
          </table:table-cell>
          <table:table-cell office:value-type="float" office:value="188">
            <text:p>188</text:p>
          </table:table-cell>
          <table:table-cell office:value-type="float" office:value="9.117227">
            <text:p>9.117227</text:p>
          </table:table-cell>
          <table:table-cell office:value-type="float" office:value="-79.698691">
            <text:p>-79.6986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46M29S">
            <text:p>08:46</text:p>
          </table:table-cell>
          <table:table-cell office:value-type="float" office:value="189">
            <text:p>189</text:p>
          </table:table-cell>
          <table:table-cell office:value-type="float" office:value="9.117149">
            <text:p>9.117149</text:p>
          </table:table-cell>
          <table:table-cell office:value-type="float" office:value="-79.698718">
            <text:p>-79.698718</text:p>
          </table:table-cell>
          <table:table-cell table:number-columns-repeated="8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8H51M50S">
            <text:p>08:51</text:p>
          </table:table-cell>
          <table:table-cell office:value-type="float" office:value="190">
            <text:p>190</text:p>
          </table:table-cell>
          <table:table-cell office:value-type="float" office:value="9.117208">
            <text:p>9.117208</text:p>
          </table:table-cell>
          <table:table-cell office:value-type="float" office:value="-79.698658">
            <text:p>-79.69865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9H01M45S">
            <text:p>09:01</text:p>
          </table:table-cell>
          <table:table-cell office:value-type="float" office:value="191">
            <text:p>191</text:p>
          </table:table-cell>
          <table:table-cell office:value-type="float" office:value="9.117207">
            <text:p>9.117207</text:p>
          </table:table-cell>
          <table:table-cell office:value-type="float" office:value="-79.698632">
            <text:p>-79.69863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9H14M22S">
            <text:p>09:14</text:p>
          </table:table-cell>
          <table:table-cell office:value-type="float" office:value="193">
            <text:p>193</text:p>
          </table:table-cell>
          <table:table-cell office:value-type="float" office:value="9.117326">
            <text:p>9.117326</text:p>
          </table:table-cell>
          <table:table-cell office:value-type="float" office:value="-79.698329">
            <text:p>-79.6983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-superio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9H42M05S">
            <text:p>09:42</text:p>
          </table:table-cell>
          <table:table-cell office:value-type="float" office:value="194">
            <text:p>194</text:p>
          </table:table-cell>
          <table:table-cell office:value-type="float" office:value="9.117363">
            <text:p>9.117363</text:p>
          </table:table-cell>
          <table:table-cell office:value-type="float" office:value="-79.698348">
            <text:p>-79.69834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09H52M14S">
            <text:p>09:52</text:p>
          </table:table-cell>
          <table:table-cell office:value-type="float" office:value="195">
            <text:p>195</text:p>
          </table:table-cell>
          <table:table-cell office:value-type="float" office:value="9.117316">
            <text:p>9.117316</text:p>
          </table:table-cell>
          <table:table-cell office:value-type="float" office:value="-79.698306">
            <text:p>-79.69830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02M19S">
            <text:p>10:02</text:p>
          </table:table-cell>
          <table:table-cell office:value-type="float" office:value="196">
            <text:p>196</text:p>
          </table:table-cell>
          <table:table-cell office:value-type="float" office:value="9.11735">
            <text:p>9.117350</text:p>
          </table:table-cell>
          <table:table-cell office:value-type="float" office:value="-79.698335">
            <text:p>-79.69833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11M52S">
            <text:p>10:11</text:p>
          </table:table-cell>
          <table:table-cell office:value-type="float" office:value="197">
            <text:p>197</text:p>
          </table:table-cell>
          <table:table-cell office:value-type="float" office:value="9.117308">
            <text:p>9.117308</text:p>
          </table:table-cell>
          <table:table-cell office:value-type="float" office:value="-79.69835">
            <text:p>-79.69835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23M21S">
            <text:p>10:23</text:p>
          </table:table-cell>
          <table:table-cell office:value-type="float" office:value="198">
            <text:p>198</text:p>
          </table:table-cell>
          <table:table-cell office:value-type="float" office:value="9.117231">
            <text:p>9.117231</text:p>
          </table:table-cell>
          <table:table-cell office:value-type="float" office:value="-79.698624">
            <text:p>-79.69862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32M10S">
            <text:p>10:32</text:p>
          </table:table-cell>
          <table:table-cell office:value-type="float" office:value="199">
            <text:p>199</text:p>
          </table:table-cell>
          <table:table-cell office:value-type="float" office:value="9.117166">
            <text:p>9.117166</text:p>
          </table:table-cell>
          <table:table-cell office:value-type="float" office:value="-79.698812">
            <text:p>-79.69881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42M33S">
            <text:p>10:42</text:p>
          </table:table-cell>
          <table:table-cell office:value-type="float" office:value="200">
            <text:p>200</text:p>
          </table:table-cell>
          <table:table-cell office:value-type="float" office:value="9.117416">
            <text:p>9.117416</text:p>
          </table:table-cell>
          <table:table-cell office:value-type="float" office:value="-79.699033">
            <text:p>-79.69903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0H52M17S">
            <text:p>10:52</text:p>
          </table:table-cell>
          <table:table-cell office:value-type="float" office:value="201">
            <text:p>201</text:p>
          </table:table-cell>
          <table:table-cell office:value-type="float" office:value="9.117271">
            <text:p>9.117271</text:p>
          </table:table-cell>
          <table:table-cell office:value-type="float" office:value="-79.698902">
            <text:p>-79.69890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02M11S">
            <text:p>11:02</text:p>
          </table:table-cell>
          <table:table-cell office:value-type="float" office:value="202">
            <text:p>202</text:p>
          </table:table-cell>
          <table:table-cell office:value-type="float" office:value="9.117272">
            <text:p>9.117272</text:p>
          </table:table-cell>
          <table:table-cell office:value-type="float" office:value="-79.698898">
            <text:p>-79.69889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12M33S">
            <text:p>11:12</text:p>
          </table:table-cell>
          <table:table-cell office:value-type="float" office:value="203">
            <text:p>203</text:p>
          </table:table-cell>
          <table:table-cell office:value-type="float" office:value="9.117231">
            <text:p>9.117231</text:p>
          </table:table-cell>
          <table:table-cell office:value-type="float" office:value="-79.698897">
            <text:p>-79.69889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21M41S">
            <text:p>11:21</text:p>
          </table:table-cell>
          <table:table-cell office:value-type="float" office:value="204">
            <text:p>204</text:p>
          </table:table-cell>
          <table:table-cell office:value-type="float" office:value="9.117192">
            <text:p>9.117192</text:p>
          </table:table-cell>
          <table:table-cell office:value-type="float" office:value="-79.698914">
            <text:p>-79.69891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31M57S">
            <text:p>11:31</text:p>
          </table:table-cell>
          <table:table-cell office:value-type="float" office:value="205">
            <text:p>205</text:p>
          </table:table-cell>
          <table:table-cell office:value-type="float" office:value="9.117235">
            <text:p>9.117235</text:p>
          </table:table-cell>
          <table:table-cell office:value-type="float" office:value="-79.698972">
            <text:p>-79.69897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42M56S">
            <text:p>11:42</text:p>
          </table:table-cell>
          <table:table-cell office:value-type="float" office:value="206">
            <text:p>206</text:p>
          </table:table-cell>
          <table:table-cell office:value-type="float" office:value="9.117271">
            <text:p>9.117271</text:p>
          </table:table-cell>
          <table:table-cell office:value-type="float" office:value="-79.698542">
            <text:p>-79.69854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1H53M06S">
            <text:p>11:53</text:p>
          </table:table-cell>
          <table:table-cell office:value-type="float" office:value="207">
            <text:p>207</text:p>
          </table:table-cell>
          <table:table-cell office:value-type="float" office:value="9.117409">
            <text:p>9.117409</text:p>
          </table:table-cell>
          <table:table-cell office:value-type="float" office:value="-79.698316">
            <text:p>-79.69831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2H12M20S">
            <text:p>12:12</text:p>
          </table:table-cell>
          <table:table-cell office:value-type="float" office:value="208">
            <text:p>208</text:p>
          </table:table-cell>
          <table:table-cell office:value-type="float" office:value="9.117379">
            <text:p>9.117379</text:p>
          </table:table-cell>
          <table:table-cell office:value-type="float" office:value="-79.698344">
            <text:p>-79.69834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2H21M37S">
            <text:p>12:21</text:p>
          </table:table-cell>
          <table:table-cell office:value-type="float" office:value="209">
            <text:p>209</text:p>
          </table:table-cell>
          <table:table-cell office:value-type="float" office:value="9.117366">
            <text:p>9.117366</text:p>
          </table:table-cell>
          <table:table-cell office:value-type="float" office:value="-79.698322">
            <text:p>-79.69832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2H33M22S">
            <text:p>12:33</text:p>
          </table:table-cell>
          <table:table-cell office:value-type="float" office:value="210">
            <text:p>210</text:p>
          </table:table-cell>
          <table:table-cell office:value-type="float" office:value="9.117429">
            <text:p>9.117429</text:p>
          </table:table-cell>
          <table:table-cell office:value-type="float" office:value="-79.698285">
            <text:p>-79.698285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2H42M07S">
            <text:p>12:42</text:p>
          </table:table-cell>
          <table:table-cell office:value-type="float" office:value="211">
            <text:p>211</text:p>
          </table:table-cell>
          <table:table-cell office:value-type="float" office:value="9.117306">
            <text:p>9.117306</text:p>
          </table:table-cell>
          <table:table-cell office:value-type="float" office:value="-79.698331">
            <text:p>-79.698331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2H53M41S">
            <text:p>12:53</text:p>
          </table:table-cell>
          <table:table-cell office:value-type="float" office:value="212">
            <text:p>212</text:p>
          </table:table-cell>
          <table:table-cell office:value-type="float" office:value="9.117295">
            <text:p>9.117295</text:p>
          </table:table-cell>
          <table:table-cell office:value-type="float" office:value="-79.698366">
            <text:p>-79.69836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02M07S">
            <text:p>13:02</text:p>
          </table:table-cell>
          <table:table-cell office:value-type="float" office:value="213">
            <text:p>213</text:p>
          </table:table-cell>
          <table:table-cell office:value-type="float" office:value="9.117411">
            <text:p>9.117411</text:p>
          </table:table-cell>
          <table:table-cell office:value-type="float" office:value="-79.698283">
            <text:p>-79.69828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13M10S">
            <text:p>13:13</text:p>
          </table:table-cell>
          <table:table-cell office:value-type="float" office:value="214">
            <text:p>214</text:p>
          </table:table-cell>
          <table:table-cell office:value-type="float" office:value="9.117394">
            <text:p>9.117394</text:p>
          </table:table-cell>
          <table:table-cell office:value-type="float" office:value="-79.698293">
            <text:p>-79.69829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22M49S">
            <text:p>13:22</text:p>
          </table:table-cell>
          <table:table-cell office:value-type="float" office:value="215">
            <text:p>215</text:p>
          </table:table-cell>
          <table:table-cell office:value-type="float" office:value="9.117495">
            <text:p>9.117495</text:p>
          </table:table-cell>
          <table:table-cell office:value-type="float" office:value="-79.698224">
            <text:p>-79.69822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32M43S">
            <text:p>13:32</text:p>
          </table:table-cell>
          <table:table-cell office:value-type="float" office:value="216">
            <text:p>216</text:p>
          </table:table-cell>
          <table:table-cell office:value-type="float" office:value="9.117417">
            <text:p>9.117417</text:p>
          </table:table-cell>
          <table:table-cell office:value-type="float" office:value="-79.69827">
            <text:p>-79.69827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41M09S">
            <text:p>13:41</text:p>
          </table:table-cell>
          <table:table-cell office:value-type="float" office:value="217">
            <text:p>217</text:p>
          </table:table-cell>
          <table:table-cell office:value-type="float" office:value="9.117342">
            <text:p>9.117342</text:p>
          </table:table-cell>
          <table:table-cell office:value-type="float" office:value="-79.698362">
            <text:p>-79.69836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3H52M34S">
            <text:p>13:52</text:p>
          </table:table-cell>
          <table:table-cell office:value-type="float" office:value="218">
            <text:p>218</text:p>
          </table:table-cell>
          <table:table-cell office:value-type="float" office:value="9.117244">
            <text:p>9.117244</text:p>
          </table:table-cell>
          <table:table-cell office:value-type="float" office:value="-79.698458">
            <text:p>-79.698458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01M33S">
            <text:p>14:01</text:p>
          </table:table-cell>
          <table:table-cell office:value-type="float" office:value="219">
            <text:p>219</text:p>
          </table:table-cell>
          <table:table-cell office:value-type="float" office:value="9.117211">
            <text:p>9.117211</text:p>
          </table:table-cell>
          <table:table-cell office:value-type="float" office:value="-79.698679">
            <text:p>-79.69867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11M32S">
            <text:p>14:11</text:p>
          </table:table-cell>
          <table:table-cell office:value-type="float" office:value="220">
            <text:p>220</text:p>
          </table:table-cell>
          <table:table-cell office:value-type="float" office:value="9.117231">
            <text:p>9.117231</text:p>
          </table:table-cell>
          <table:table-cell office:value-type="float" office:value="-79.698974">
            <text:p>-79.69897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22M17S">
            <text:p>14:22</text:p>
          </table:table-cell>
          <table:table-cell office:value-type="float" office:value="221">
            <text:p>221</text:p>
          </table:table-cell>
          <table:table-cell office:value-type="float" office:value="9.117199">
            <text:p>9.117199</text:p>
          </table:table-cell>
          <table:table-cell office:value-type="float" office:value="-79.698969">
            <text:p>-79.69896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31M56S">
            <text:p>14:31</text:p>
          </table:table-cell>
          <table:table-cell office:value-type="float" office:value="222">
            <text:p>222</text:p>
          </table:table-cell>
          <table:table-cell office:value-type="float" office:value="9.117242">
            <text:p>9.117242</text:p>
          </table:table-cell>
          <table:table-cell office:value-type="float" office:value="-79.69898">
            <text:p>-79.69898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41M49S">
            <text:p>14:41</text:p>
          </table:table-cell>
          <table:table-cell office:value-type="float" office:value="223">
            <text:p>223</text:p>
          </table:table-cell>
          <table:table-cell office:value-type="float" office:value="9.1172">
            <text:p>9.117200</text:p>
          </table:table-cell>
          <table:table-cell office:value-type="float" office:value="-79.698867">
            <text:p>-79.69886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4H54M43S">
            <text:p>14:54</text:p>
          </table:table-cell>
          <table:table-cell office:value-type="float" office:value="224">
            <text:p>224</text:p>
          </table:table-cell>
          <table:table-cell office:value-type="float" office:value="9.117187">
            <text:p>9.117187</text:p>
          </table:table-cell>
          <table:table-cell office:value-type="float" office:value="-79.698958">
            <text:p>-79.69895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03M52S">
            <text:p>15:03</text:p>
          </table:table-cell>
          <table:table-cell office:value-type="float" office:value="225">
            <text:p>225</text:p>
          </table:table-cell>
          <table:table-cell office:value-type="float" office:value="9.117245">
            <text:p>9.117245</text:p>
          </table:table-cell>
          <table:table-cell office:value-type="float" office:value="-79.699038">
            <text:p>-79.69903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13M11S">
            <text:p>15:13</text:p>
          </table:table-cell>
          <table:table-cell office:value-type="float" office:value="226">
            <text:p>226</text:p>
          </table:table-cell>
          <table:table-cell office:value-type="float" office:value="9.117267">
            <text:p>9.117267</text:p>
          </table:table-cell>
          <table:table-cell office:value-type="float" office:value="-79.698993">
            <text:p>-79.69899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22M50S">
            <text:p>15:22</text:p>
          </table:table-cell>
          <table:table-cell office:value-type="float" office:value="227">
            <text:p>227</text:p>
          </table:table-cell>
          <table:table-cell office:value-type="float" office:value="9.117349">
            <text:p>9.117349</text:p>
          </table:table-cell>
          <table:table-cell office:value-type="float" office:value="-79.698937">
            <text:p>-79.69893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32M18S">
            <text:p>15:32</text:p>
          </table:table-cell>
          <table:table-cell office:value-type="float" office:value="228">
            <text:p>228</text:p>
          </table:table-cell>
          <table:table-cell office:value-type="float" office:value="9.117366">
            <text:p>9.117366</text:p>
          </table:table-cell>
          <table:table-cell office:value-type="float" office:value="-79.698946">
            <text:p>-79.698946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42M03S">
            <text:p>15:42</text:p>
          </table:table-cell>
          <table:table-cell office:value-type="float" office:value="229">
            <text:p>229</text:p>
          </table:table-cell>
          <table:table-cell office:value-type="float" office:value="9.117182">
            <text:p>9.117182</text:p>
          </table:table-cell>
          <table:table-cell office:value-type="float" office:value="-79.698845">
            <text:p>-79.69884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5H51M44S">
            <text:p>15:51</text:p>
          </table:table-cell>
          <table:table-cell office:value-type="float" office:value="230">
            <text:p>230</text:p>
          </table:table-cell>
          <table:table-cell office:value-type="float" office:value="9.117204">
            <text:p>9.117204</text:p>
          </table:table-cell>
          <table:table-cell office:value-type="float" office:value="-79.698872">
            <text:p>-79.69887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6H02M37S">
            <text:p>16:02</text:p>
          </table:table-cell>
          <table:table-cell office:value-type="float" office:value="231">
            <text:p>231</text:p>
          </table:table-cell>
          <table:table-cell office:value-type="float" office:value="9.117106">
            <text:p>9.117106</text:p>
          </table:table-cell>
          <table:table-cell office:value-type="float" office:value="-79.6989">
            <text:p>-79.69890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6H11M43S">
            <text:p>16:11</text:p>
          </table:table-cell>
          <table:table-cell office:value-type="float" office:value="232">
            <text:p>232</text:p>
          </table:table-cell>
          <table:table-cell office:value-type="float" office:value="9.117076">
            <text:p>9.117076</text:p>
          </table:table-cell>
          <table:table-cell office:value-type="float" office:value="-79.69893">
            <text:p>-79.698930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6H22M26S">
            <text:p>16:22</text:p>
          </table:table-cell>
          <table:table-cell office:value-type="float" office:value="233">
            <text:p>233</text:p>
          </table:table-cell>
          <table:table-cell office:value-type="float" office:value="9.116846">
            <text:p>9.116846</text:p>
          </table:table-cell>
          <table:table-cell office:value-type="float" office:value="-79.698887">
            <text:p>-79.698887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6">
            <text:p>03/26/08</text:p>
          </table:table-cell>
          <table:table-cell office:value-type="time" office:time-value="PT16H34M43S">
            <text:p>16:34</text:p>
          </table:table-cell>
          <table:table-cell office:value-type="float" office:value="234">
            <text:p>234</text:p>
          </table:table-cell>
          <table:table-cell office:value-type="float" office:value="9.116645">
            <text:p>9.116645</text:p>
          </table:table-cell>
          <table:table-cell office:value-type="float" office:value="-79.699011">
            <text:p>-79.699011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7H23M11S">
            <text:p>07:23</text:p>
          </table:table-cell>
          <table:table-cell office:value-type="float" office:value="235">
            <text:p>235</text:p>
          </table:table-cell>
          <table:table-cell office:value-type="float" office:value="9.116161">
            <text:p>9.116161</text:p>
          </table:table-cell>
          <table:table-cell office:value-type="float" office:value="-79.69922">
            <text:p>-79.699220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7H31M16S">
            <text:p>07:31</text:p>
          </table:table-cell>
          <table:table-cell office:value-type="float" office:value="236">
            <text:p>236</text:p>
          </table:table-cell>
          <table:table-cell office:value-type="float" office:value="9.116325">
            <text:p>9.116325</text:p>
          </table:table-cell>
          <table:table-cell office:value-type="float" office:value="-79.699163">
            <text:p>-79.699163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7H39M14S">
            <text:p>07:39</text:p>
          </table:table-cell>
          <table:table-cell office:value-type="float" office:value="237">
            <text:p>237</text:p>
          </table:table-cell>
          <table:table-cell office:value-type="float" office:value="9.116333">
            <text:p>9.116333</text:p>
          </table:table-cell>
          <table:table-cell office:value-type="float" office:value="-79.699139">
            <text:p>-79.699139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7H48M45S">
            <text:p>07:48</text:p>
          </table:table-cell>
          <table:table-cell office:value-type="float" office:value="238">
            <text:p>238</text:p>
          </table:table-cell>
          <table:table-cell office:value-type="float" office:value="9.11634">
            <text:p>9.116340</text:p>
          </table:table-cell>
          <table:table-cell office:value-type="float" office:value="-79.699199">
            <text:p>-79.699199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7H57M36S">
            <text:p>07:57</text:p>
          </table:table-cell>
          <table:table-cell office:value-type="float" office:value="239">
            <text:p>239</text:p>
          </table:table-cell>
          <table:table-cell office:value-type="float" office:value="9.116608">
            <text:p>9.116608</text:p>
          </table:table-cell>
          <table:table-cell office:value-type="float" office:value="-79.699005">
            <text:p>-79.699005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8H10M33S">
            <text:p>08:10</text:p>
          </table:table-cell>
          <table:table-cell office:value-type="float" office:value="240">
            <text:p>240</text:p>
          </table:table-cell>
          <table:table-cell office:value-type="float" office:value="9.11728">
            <text:p>9.117280</text:p>
          </table:table-cell>
          <table:table-cell office:value-type="float" office:value="-79.698958">
            <text:p>-79.698958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9H33M45S">
            <text:p>09:33</text:p>
          </table:table-cell>
          <table:table-cell office:value-type="float" office:value="241">
            <text:p>241</text:p>
          </table:table-cell>
          <table:table-cell office:value-type="float" office:value="9.11732">
            <text:p>9.117320</text:p>
          </table:table-cell>
          <table:table-cell office:value-type="float" office:value="-79.699048">
            <text:p>-79.69904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9H41M41S">
            <text:p>09:41</text:p>
          </table:table-cell>
          <table:table-cell office:value-type="float" office:value="242">
            <text:p>242</text:p>
          </table:table-cell>
          <table:table-cell office:value-type="float" office:value="9.117284">
            <text:p>9.117284</text:p>
          </table:table-cell>
          <table:table-cell office:value-type="float" office:value="-79.699004">
            <text:p>-79.69900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09H50M37S">
            <text:p>09:50</text:p>
          </table:table-cell>
          <table:table-cell office:value-type="float" office:value="243">
            <text:p>243</text:p>
          </table:table-cell>
          <table:table-cell office:value-type="float" office:value="9.117372">
            <text:p>9.117372</text:p>
          </table:table-cell>
          <table:table-cell office:value-type="float" office:value="-79.698967">
            <text:p>-79.698967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02M19S">
            <text:p>10:02</text:p>
          </table:table-cell>
          <table:table-cell office:value-type="float" office:value="244">
            <text:p>244</text:p>
          </table:table-cell>
          <table:table-cell office:value-type="float" office:value="9.117405">
            <text:p>9.117405</text:p>
          </table:table-cell>
          <table:table-cell office:value-type="float" office:value="-79.699004">
            <text:p>-79.69900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12M51S">
            <text:p>10:12</text:p>
          </table:table-cell>
          <table:table-cell office:value-type="float" office:value="245">
            <text:p>245</text:p>
          </table:table-cell>
          <table:table-cell office:value-type="float" office:value="9.117245">
            <text:p>9.117245</text:p>
          </table:table-cell>
          <table:table-cell office:value-type="float" office:value="-79.698926">
            <text:p>-79.69892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22M05S">
            <text:p>10:22</text:p>
          </table:table-cell>
          <table:table-cell office:value-type="float" office:value="246">
            <text:p>246</text:p>
          </table:table-cell>
          <table:table-cell office:value-type="float" office:value="9.117178">
            <text:p>9.117178</text:p>
          </table:table-cell>
          <table:table-cell office:value-type="float" office:value="-79.698856">
            <text:p>-79.69885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34M44S">
            <text:p>10:34</text:p>
          </table:table-cell>
          <table:table-cell office:value-type="float" office:value="247">
            <text:p>247</text:p>
          </table:table-cell>
          <table:table-cell office:value-type="float" office:value="9.117225">
            <text:p>9.117225</text:p>
          </table:table-cell>
          <table:table-cell office:value-type="float" office:value="-79.698872">
            <text:p>-79.69887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41M37S">
            <text:p>10:41</text:p>
          </table:table-cell>
          <table:table-cell office:value-type="float" office:value="248">
            <text:p>248</text:p>
          </table:table-cell>
          <table:table-cell office:value-type="float" office:value="9.117176">
            <text:p>9.117176</text:p>
          </table:table-cell>
          <table:table-cell office:value-type="float" office:value="-79.698881">
            <text:p>-79.69888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0H50M32S">
            <text:p>10:50</text:p>
          </table:table-cell>
          <table:table-cell office:value-type="float" office:value="249">
            <text:p>249</text:p>
          </table:table-cell>
          <table:table-cell office:value-type="float" office:value="9.117188">
            <text:p>9.117188</text:p>
          </table:table-cell>
          <table:table-cell office:value-type="float" office:value="-79.698905">
            <text:p>-79.69890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00M16S">
            <text:p>11:00</text:p>
          </table:table-cell>
          <table:table-cell office:value-type="float" office:value="250">
            <text:p>250</text:p>
          </table:table-cell>
          <table:table-cell office:value-type="float" office:value="9.117085">
            <text:p>9.117085</text:p>
          </table:table-cell>
          <table:table-cell office:value-type="float" office:value="-79.698802">
            <text:p>-79.69880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02M00S">
            <text:p>11:02</text:p>
          </table:table-cell>
          <table:table-cell office:value-type="float" office:value="251">
            <text:p>251</text:p>
          </table:table-cell>
          <table:table-cell office:value-type="float" office:value="9.11724">
            <text:p>9.117240</text:p>
          </table:table-cell>
          <table:table-cell office:value-type="float" office:value="-79.698993">
            <text:p>-79.69899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21M00S">
            <text:p>11:21</text:p>
          </table:table-cell>
          <table:table-cell office:value-type="float" office:value="252">
            <text:p>252</text:p>
          </table:table-cell>
          <table:table-cell office:value-type="float" office:value="9.117307">
            <text:p>9.117307</text:p>
          </table:table-cell>
          <table:table-cell office:value-type="float" office:value="-79.698969">
            <text:p>-79.69896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30M38S">
            <text:p>11:30</text:p>
          </table:table-cell>
          <table:table-cell office:value-type="float" office:value="253">
            <text:p>253</text:p>
          </table:table-cell>
          <table:table-cell office:value-type="float" office:value="9.117288">
            <text:p>9.117288</text:p>
          </table:table-cell>
          <table:table-cell office:value-type="float" office:value="-79.698454">
            <text:p>-79.69845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41M29S">
            <text:p>11:41</text:p>
          </table:table-cell>
          <table:table-cell office:value-type="float" office:value="254">
            <text:p>254</text:p>
          </table:table-cell>
          <table:table-cell office:value-type="float" office:value="9.11734">
            <text:p>9.117340</text:p>
          </table:table-cell>
          <table:table-cell office:value-type="float" office:value="-79.698307">
            <text:p>-79.69830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1H51M17S">
            <text:p>11:51</text:p>
          </table:table-cell>
          <table:table-cell office:value-type="float" office:value="255">
            <text:p>255</text:p>
          </table:table-cell>
          <table:table-cell office:value-type="float" office:value="9.117416">
            <text:p>9.117416</text:p>
          </table:table-cell>
          <table:table-cell office:value-type="float" office:value="-79.698275">
            <text:p>-79.69827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01M10S">
            <text:p>12:01</text:p>
          </table:table-cell>
          <table:table-cell office:value-type="float" office:value="256">
            <text:p>256</text:p>
          </table:table-cell>
          <table:table-cell office:value-type="float" office:value="9.117401">
            <text:p>9.117401</text:p>
          </table:table-cell>
          <table:table-cell office:value-type="float" office:value="-79.698243">
            <text:p>-79.69824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10M04S">
            <text:p>12:10</text:p>
          </table:table-cell>
          <table:table-cell office:value-type="float" office:value="257">
            <text:p>257</text:p>
          </table:table-cell>
          <table:table-cell office:value-type="float" office:value="9.117322">
            <text:p>9.117322</text:p>
          </table:table-cell>
          <table:table-cell office:value-type="float" office:value="-79.698357">
            <text:p>-79.69835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21M54S">
            <text:p>12:21</text:p>
          </table:table-cell>
          <table:table-cell office:value-type="float" office:value="258">
            <text:p>258</text:p>
          </table:table-cell>
          <table:table-cell office:value-type="float" office:value="9.117206">
            <text:p>9.117206</text:p>
          </table:table-cell>
          <table:table-cell office:value-type="float" office:value="-79.69835">
            <text:p>-79.698350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30M38S">
            <text:p>12:30</text:p>
          </table:table-cell>
          <table:table-cell office:value-type="float" office:value="259">
            <text:p>259</text:p>
          </table:table-cell>
          <table:table-cell office:value-type="float" office:value="9.117404">
            <text:p>9.117404</text:p>
          </table:table-cell>
          <table:table-cell office:value-type="float" office:value="-79.698307">
            <text:p>-79.69830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41M47S">
            <text:p>12:41</text:p>
          </table:table-cell>
          <table:table-cell office:value-type="float" office:value="260">
            <text:p>260</text:p>
          </table:table-cell>
          <table:table-cell office:value-type="float" office:value="9.117476">
            <text:p>9.117476</text:p>
          </table:table-cell>
          <table:table-cell office:value-type="float" office:value="-79.698223">
            <text:p>-79.69822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2H51M16S">
            <text:p>12:51</text:p>
          </table:table-cell>
          <table:table-cell office:value-type="float" office:value="261">
            <text:p>261</text:p>
          </table:table-cell>
          <table:table-cell office:value-type="float" office:value="9.117795">
            <text:p>9.117795</text:p>
          </table:table-cell>
          <table:table-cell office:value-type="float" office:value="-79.697997">
            <text:p>-79.69799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03M25S">
            <text:p>13:03</text:p>
          </table:table-cell>
          <table:table-cell office:value-type="float" office:value="262">
            <text:p>262</text:p>
          </table:table-cell>
          <table:table-cell office:value-type="float" office:value="9.117851">
            <text:p>9.117851</text:p>
          </table:table-cell>
          <table:table-cell office:value-type="float" office:value="-79.697983">
            <text:p>-79.697983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16M12S">
            <text:p>13:16</text:p>
          </table:table-cell>
          <table:table-cell office:value-type="float" office:value="263">
            <text:p>263</text:p>
          </table:table-cell>
          <table:table-cell office:value-type="float" office:value="9.118041">
            <text:p>9.118041</text:p>
          </table:table-cell>
          <table:table-cell office:value-type="float" office:value="-79.697893">
            <text:p>-79.697893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19M59S">
            <text:p>13:19</text:p>
          </table:table-cell>
          <table:table-cell office:value-type="float" office:value="264">
            <text:p>264</text:p>
          </table:table-cell>
          <table:table-cell office:value-type="float" office:value="9.118197">
            <text:p>9.118197</text:p>
          </table:table-cell>
          <table:table-cell office:value-type="float" office:value="-79.697823">
            <text:p>-79.697823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30M51S">
            <text:p>13:30</text:p>
          </table:table-cell>
          <table:table-cell office:value-type="float" office:value="265">
            <text:p>265</text:p>
          </table:table-cell>
          <table:table-cell office:value-type="float" office:value="9.11834">
            <text:p>9.118340</text:p>
          </table:table-cell>
          <table:table-cell office:value-type="float" office:value="-79.698019">
            <text:p>-79.698019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40M46S">
            <text:p>13:40</text:p>
          </table:table-cell>
          <table:table-cell office:value-type="float" office:value="266">
            <text:p>266</text:p>
          </table:table-cell>
          <table:table-cell office:value-type="float" office:value="9.118549">
            <text:p>9.118549</text:p>
          </table:table-cell>
          <table:table-cell office:value-type="float" office:value="-79.698296">
            <text:p>-79.698296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3H51M31S">
            <text:p>13:51</text:p>
          </table:table-cell>
          <table:table-cell office:value-type="float" office:value="267">
            <text:p>267</text:p>
          </table:table-cell>
          <table:table-cell office:value-type="float" office:value="9.11857">
            <text:p>9.118570</text:p>
          </table:table-cell>
          <table:table-cell office:value-type="float" office:value="-79.698249">
            <text:p>-79.698249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3-27">
            <text:p>03/27/08</text:p>
          </table:table-cell>
          <table:table-cell office:value-type="time" office:time-value="PT14H00M40S">
            <text:p>14:00</text:p>
          </table:table-cell>
          <table:table-cell office:value-type="float" office:value="268">
            <text:p>268</text:p>
          </table:table-cell>
          <table:table-cell office:value-type="float" office:value="9.118432">
            <text:p>9.118432</text:p>
          </table:table-cell>
          <table:table-cell office:value-type="float" office:value="-79.698327">
            <text:p>-79.698327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1H45M06S">
            <text:p>11:45</text:p>
          </table:table-cell>
          <table:table-cell office:value-type="float" office:value="1">
            <text:p>1</text:p>
          </table:table-cell>
          <table:table-cell office:value-type="float" office:value="9.11737">
            <text:p>9.117370</text:p>
          </table:table-cell>
          <table:table-cell office:value-type="float" office:value="-79.69907">
            <text:p>-79.699070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04M12S">
            <text:p>12:04</text:p>
          </table:table-cell>
          <table:table-cell office:value-type="float" office:value="2">
            <text:p>2</text:p>
          </table:table-cell>
          <table:table-cell office:value-type="float" office:value="9.116913">
            <text:p>9.116913</text:p>
          </table:table-cell>
          <table:table-cell office:value-type="float" office:value="-79.698712">
            <text:p>-79.698712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12M39S">
            <text:p>12:12</text:p>
          </table:table-cell>
          <table:table-cell office:value-type="float" office:value="3">
            <text:p>3</text:p>
          </table:table-cell>
          <table:table-cell office:value-type="float" office:value="9.11693">
            <text:p>9.116930</text:p>
          </table:table-cell>
          <table:table-cell office:value-type="float" office:value="-79.698699">
            <text:p>-79.698699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36M28S">
            <text:p>12:36</text:p>
          </table:table-cell>
          <table:table-cell office:value-type="float" office:value="4">
            <text:p>4</text:p>
          </table:table-cell>
          <table:table-cell office:value-type="float" office:value="9.117079">
            <text:p>9.117079</text:p>
          </table:table-cell>
          <table:table-cell office:value-type="float" office:value="-79.698782">
            <text:p>-79.698782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54M28S">
            <text:p>12:54</text:p>
          </table:table-cell>
          <table:table-cell office:value-type="float" office:value="5">
            <text:p>5</text:p>
          </table:table-cell>
          <table:table-cell office:value-type="float" office:value="9.117165">
            <text:p>9.117165</text:p>
          </table:table-cell>
          <table:table-cell office:value-type="float" office:value="-79.698725">
            <text:p>-79.698725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56M30S">
            <text:p>12:56</text:p>
          </table:table-cell>
          <table:table-cell office:value-type="float" office:value="6">
            <text:p>6</text:p>
          </table:table-cell>
          <table:table-cell office:value-type="float" office:value="9.117336">
            <text:p>9.117336</text:p>
          </table:table-cell>
          <table:table-cell office:value-type="float" office:value="-79.698937">
            <text:p>-79.698937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3H03M02S">
            <text:p>13:03</text:p>
          </table:table-cell>
          <table:table-cell office:value-type="float" office:value="7">
            <text:p>7</text:p>
          </table:table-cell>
          <table:table-cell office:value-type="float" office:value="9.117322">
            <text:p>9.117322</text:p>
          </table:table-cell>
          <table:table-cell office:value-type="float" office:value="-79.69947">
            <text:p>-79.699470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1H41M28S">
            <text:p>11:41</text:p>
          </table:table-cell>
          <table:table-cell office:value-type="float" office:value="8">
            <text:p>8</text:p>
          </table:table-cell>
          <table:table-cell office:value-type="float" office:value="9.116823">
            <text:p>9.116823</text:p>
          </table:table-cell>
          <table:table-cell office:value-type="float" office:value="-79.698904">
            <text:p>-79.698904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1H52M58S">
            <text:p>11:52</text:p>
          </table:table-cell>
          <table:table-cell office:value-type="float" office:value="9">
            <text:p>9</text:p>
          </table:table-cell>
          <table:table-cell office:value-type="float" office:value="9.117327">
            <text:p>9.117327</text:p>
          </table:table-cell>
          <table:table-cell office:value-type="float" office:value="-79.698915">
            <text:p>-79.69891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05M06S">
            <text:p>12:05</text:p>
          </table:table-cell>
          <table:table-cell office:value-type="float" office:value="10">
            <text:p>10</text:p>
          </table:table-cell>
          <table:table-cell office:value-type="float" office:value="9.117367">
            <text:p>9.117367</text:p>
          </table:table-cell>
          <table:table-cell office:value-type="float" office:value="-79.698954">
            <text:p>-79.69895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10M19S">
            <text:p>12:10</text:p>
          </table:table-cell>
          <table:table-cell office:value-type="float" office:value="11">
            <text:p>11</text:p>
          </table:table-cell>
          <table:table-cell office:value-type="float" office:value="9.117246">
            <text:p>9.117246</text:p>
          </table:table-cell>
          <table:table-cell office:value-type="float" office:value="-79.698929">
            <text:p>-79.6989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20M49S">
            <text:p>12:20</text:p>
          </table:table-cell>
          <table:table-cell office:value-type="float" office:value="12">
            <text:p>12</text:p>
          </table:table-cell>
          <table:table-cell office:value-type="float" office:value="9.117238">
            <text:p>9.117238</text:p>
          </table:table-cell>
          <table:table-cell office:value-type="float" office:value="-79.698886">
            <text:p>-79.69888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31M46S">
            <text:p>12:31</text:p>
          </table:table-cell>
          <table:table-cell office:value-type="float" office:value="13">
            <text:p>13</text:p>
          </table:table-cell>
          <table:table-cell office:value-type="float" office:value="9.117251">
            <text:p>9.117251</text:p>
          </table:table-cell>
          <table:table-cell office:value-type="float" office:value="-79.698862">
            <text:p>-79.69886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52M42S">
            <text:p>12:52</text:p>
          </table:table-cell>
          <table:table-cell office:value-type="float" office:value="14">
            <text:p>14</text:p>
          </table:table-cell>
          <table:table-cell office:value-type="float" office:value="9.117237">
            <text:p>9.117237</text:p>
          </table:table-cell>
          <table:table-cell office:value-type="float" office:value="-79.698877">
            <text:p>-79.69887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2H54M53S">
            <text:p>12:54</text:p>
          </table:table-cell>
          <table:table-cell office:value-type="float" office:value="15">
            <text:p>15</text:p>
          </table:table-cell>
          <table:table-cell office:value-type="float" office:value="9.117253">
            <text:p>9.117253</text:p>
          </table:table-cell>
          <table:table-cell office:value-type="float" office:value="-79.698895">
            <text:p>-79.69889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3H00M18S">
            <text:p>13:00</text:p>
          </table:table-cell>
          <table:table-cell office:value-type="float" office:value="16">
            <text:p>16</text:p>
          </table:table-cell>
          <table:table-cell office:value-type="float" office:value="9.117218">
            <text:p>9.117218</text:p>
          </table:table-cell>
          <table:table-cell office:value-type="float" office:value="-79.698878">
            <text:p>-79.69887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3H19M15S">
            <text:p>13:19</text:p>
          </table:table-cell>
          <table:table-cell office:value-type="float" office:value="17">
            <text:p>17</text:p>
          </table:table-cell>
          <table:table-cell office:value-type="float" office:value="9.117176">
            <text:p>9.117176</text:p>
          </table:table-cell>
          <table:table-cell office:value-type="float" office:value="-79.698891">
            <text:p>-79.6988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3H20M25S">
            <text:p>13:20</text:p>
          </table:table-cell>
          <table:table-cell office:value-type="float" office:value="18">
            <text:p>18</text:p>
          </table:table-cell>
          <table:table-cell office:value-type="float" office:value="9.117202">
            <text:p>9.117202</text:p>
          </table:table-cell>
          <table:table-cell office:value-type="float" office:value="-79.698914">
            <text:p>-79.69891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3H30M12S">
            <text:p>13:30</text:p>
          </table:table-cell>
          <table:table-cell office:value-type="float" office:value="19">
            <text:p>19</text:p>
          </table:table-cell>
          <table:table-cell office:value-type="float" office:value="9.117258">
            <text:p>9.117258</text:p>
          </table:table-cell>
          <table:table-cell office:value-type="float" office:value="-79.69896">
            <text:p>-79.69896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09">
            <text:p>04/09/08</text:p>
          </table:table-cell>
          <table:table-cell office:value-type="time" office:time-value="PT13H41M19S">
            <text:p>13:41</text:p>
          </table:table-cell>
          <table:table-cell office:value-type="float" office:value="20">
            <text:p>20</text:p>
          </table:table-cell>
          <table:table-cell office:value-type="float" office:value="9.117282">
            <text:p>9.117282</text:p>
          </table:table-cell>
          <table:table-cell office:value-type="float" office:value="-79.698946">
            <text:p>-79.69894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0H55M22S">
            <text:p>10:55</text:p>
          </table:table-cell>
          <table:table-cell office:value-type="float" office:value="21">
            <text:p>21</text:p>
          </table:table-cell>
          <table:table-cell office:value-type="float" office:value="9.117273">
            <text:p>9.117273</text:p>
          </table:table-cell>
          <table:table-cell office:value-type="float" office:value="-79.698369">
            <text:p>-79.69836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1H05M43S">
            <text:p>11:05</text:p>
          </table:table-cell>
          <table:table-cell office:value-type="float" office:value="22">
            <text:p>22</text:p>
          </table:table-cell>
          <table:table-cell office:value-type="float" office:value="9.117278">
            <text:p>9.117278</text:p>
          </table:table-cell>
          <table:table-cell office:value-type="float" office:value="-79.698324">
            <text:p>-79.69832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1H17M02S">
            <text:p>11:17</text:p>
          </table:table-cell>
          <table:table-cell office:value-type="float" office:value="23">
            <text:p>23</text:p>
          </table:table-cell>
          <table:table-cell office:value-type="float" office:value="9.117326">
            <text:p>9.117326</text:p>
          </table:table-cell>
          <table:table-cell office:value-type="float" office:value="-79.698938">
            <text:p>-79.69893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1H25M23S">
            <text:p>11:25</text:p>
          </table:table-cell>
          <table:table-cell office:value-type="float" office:value="24">
            <text:p>24</text:p>
          </table:table-cell>
          <table:table-cell office:value-type="float" office:value="9.117236">
            <text:p>9.117236</text:p>
          </table:table-cell>
          <table:table-cell office:value-type="float" office:value="-79.698932">
            <text:p>-79.69893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1H37M10S">
            <text:p>11:37</text:p>
          </table:table-cell>
          <table:table-cell office:value-type="float" office:value="25">
            <text:p>25</text:p>
          </table:table-cell>
          <table:table-cell office:value-type="float" office:value="9.11726">
            <text:p>9.117260</text:p>
          </table:table-cell>
          <table:table-cell office:value-type="float" office:value="-79.699029">
            <text:p>-79.69902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1H45M28S">
            <text:p>11:45</text:p>
          </table:table-cell>
          <table:table-cell office:value-type="float" office:value="26">
            <text:p>26</text:p>
          </table:table-cell>
          <table:table-cell office:value-type="float" office:value="9.117402">
            <text:p>9.117402</text:p>
          </table:table-cell>
          <table:table-cell office:value-type="float" office:value="-79.699047">
            <text:p>-79.699047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06M15S">
            <text:p>12:06</text:p>
          </table:table-cell>
          <table:table-cell office:value-type="float" office:value="27">
            <text:p>27</text:p>
          </table:table-cell>
          <table:table-cell office:value-type="float" office:value="9.117366">
            <text:p>9.117366</text:p>
          </table:table-cell>
          <table:table-cell office:value-type="float" office:value="-79.699168">
            <text:p>-79.69916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10M01S">
            <text:p>12:10</text:p>
          </table:table-cell>
          <table:table-cell office:value-type="float" office:value="28">
            <text:p>28</text:p>
          </table:table-cell>
          <table:table-cell office:value-type="float" office:value="9.11729">
            <text:p>9.117290</text:p>
          </table:table-cell>
          <table:table-cell office:value-type="float" office:value="-79.699494">
            <text:p>-79.699494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15M12S">
            <text:p>12:15</text:p>
          </table:table-cell>
          <table:table-cell office:value-type="float" office:value="29">
            <text:p>29</text:p>
          </table:table-cell>
          <table:table-cell office:value-type="float" office:value="9.117465">
            <text:p>9.117465</text:p>
          </table:table-cell>
          <table:table-cell office:value-type="float" office:value="-79.699729">
            <text:p>-79.699729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24M44S">
            <text:p>12:24</text:p>
          </table:table-cell>
          <table:table-cell office:value-type="float" office:value="30">
            <text:p>30</text:p>
          </table:table-cell>
          <table:table-cell office:value-type="float" office:value="9.117478">
            <text:p>9.117478</text:p>
          </table:table-cell>
          <table:table-cell office:value-type="float" office:value="-79.699662">
            <text:p>-79.69966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38M48S">
            <text:p>12:38</text:p>
          </table:table-cell>
          <table:table-cell office:value-type="float" office:value="31">
            <text:p>31</text:p>
          </table:table-cell>
          <table:table-cell office:value-type="float" office:value="9.117484">
            <text:p>9.117484</text:p>
          </table:table-cell>
          <table:table-cell office:value-type="float" office:value="-79.699592">
            <text:p>-79.69959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45M06S">
            <text:p>12:45</text:p>
          </table:table-cell>
          <table:table-cell office:value-type="float" office:value="32">
            <text:p>32</text:p>
          </table:table-cell>
          <table:table-cell office:value-type="float" office:value="9.117481">
            <text:p>9.117481</text:p>
          </table:table-cell>
          <table:table-cell office:value-type="float" office:value="-79.699592">
            <text:p>-79.69959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2H58M21S">
            <text:p>12:58</text:p>
          </table:table-cell>
          <table:table-cell office:value-type="float" office:value="33">
            <text:p>33</text:p>
          </table:table-cell>
          <table:table-cell office:value-type="float" office:value="9.117495">
            <text:p>9.117495</text:p>
          </table:table-cell>
          <table:table-cell office:value-type="float" office:value="-79.699591">
            <text:p>-79.699591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04M33S">
            <text:p>13:04</text:p>
          </table:table-cell>
          <table:table-cell office:value-type="float" office:value="34">
            <text:p>34</text:p>
          </table:table-cell>
          <table:table-cell office:value-type="float" office:value="9.117502">
            <text:p>9.117502</text:p>
          </table:table-cell>
          <table:table-cell office:value-type="float" office:value="-79.699546">
            <text:p>-79.69954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15M09S">
            <text:p>13:15</text:p>
          </table:table-cell>
          <table:table-cell office:value-type="float" office:value="35">
            <text:p>35</text:p>
          </table:table-cell>
          <table:table-cell office:value-type="float" office:value="9.117403">
            <text:p>9.117403</text:p>
          </table:table-cell>
          <table:table-cell office:value-type="float" office:value="-79.699868">
            <text:p>-79.69986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24M53S">
            <text:p>13:24</text:p>
          </table:table-cell>
          <table:table-cell office:value-type="float" office:value="36">
            <text:p>36</text:p>
          </table:table-cell>
          <table:table-cell office:value-type="float" office:value="9.117321">
            <text:p>9.117321</text:p>
          </table:table-cell>
          <table:table-cell office:value-type="float" office:value="-79.699865">
            <text:p>-79.69986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35M11S">
            <text:p>13:35</text:p>
          </table:table-cell>
          <table:table-cell office:value-type="float" office:value="37">
            <text:p>37</text:p>
          </table:table-cell>
          <table:table-cell office:value-type="float" office:value="9.11736">
            <text:p>9.117360</text:p>
          </table:table-cell>
          <table:table-cell office:value-type="float" office:value="-79.699823">
            <text:p>-79.69982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44M18S">
            <text:p>13:44</text:p>
          </table:table-cell>
          <table:table-cell office:value-type="float" office:value="38">
            <text:p>38</text:p>
          </table:table-cell>
          <table:table-cell office:value-type="float" office:value="9.117437">
            <text:p>9.117437</text:p>
          </table:table-cell>
          <table:table-cell office:value-type="float" office:value="-79.699795">
            <text:p>-79.69979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1">
            <text:p>04/11/08</text:p>
          </table:table-cell>
          <table:table-cell office:value-type="time" office:time-value="PT13H54M41S">
            <text:p>13:54</text:p>
          </table:table-cell>
          <table:table-cell office:value-type="float" office:value="39">
            <text:p>39</text:p>
          </table:table-cell>
          <table:table-cell office:value-type="float" office:value="9.117438">
            <text:p>9.117438</text:p>
          </table:table-cell>
          <table:table-cell office:value-type="float" office:value="-79.69979">
            <text:p>-79.69979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0H16M27S">
            <text:p>10:16</text:p>
          </table:table-cell>
          <table:table-cell office:value-type="float" office:value="40">
            <text:p>40</text:p>
          </table:table-cell>
          <table:table-cell office:value-type="float" office:value="9.117274">
            <text:p>9.117274</text:p>
          </table:table-cell>
          <table:table-cell office:value-type="float" office:value="-79.698856">
            <text:p>-79.69885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0H24M00S">
            <text:p>10:24</text:p>
          </table:table-cell>
          <table:table-cell office:value-type="float" office:value="41">
            <text:p>41</text:p>
          </table:table-cell>
          <table:table-cell office:value-type="float" office:value="9.117269">
            <text:p>9.117269</text:p>
          </table:table-cell>
          <table:table-cell office:value-type="float" office:value="-79.698883">
            <text:p>-79.698883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0H37M05S">
            <text:p>10:37</text:p>
          </table:table-cell>
          <table:table-cell office:value-type="float" office:value="42">
            <text:p>42</text:p>
          </table:table-cell>
          <table:table-cell office:value-type="float" office:value="9.117251">
            <text:p>9.117251</text:p>
          </table:table-cell>
          <table:table-cell office:value-type="float" office:value="-79.698922">
            <text:p>-79.69892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0H44M39S">
            <text:p>10:44</text:p>
          </table:table-cell>
          <table:table-cell office:value-type="float" office:value="43">
            <text:p>43</text:p>
          </table:table-cell>
          <table:table-cell office:value-type="float" office:value="9.117257">
            <text:p>9.117257</text:p>
          </table:table-cell>
          <table:table-cell office:value-type="float" office:value="-79.698925">
            <text:p>-79.698925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0H55M02S">
            <text:p>10:55</text:p>
          </table:table-cell>
          <table:table-cell office:value-type="float" office:value="44">
            <text:p>44</text:p>
          </table:table-cell>
          <table:table-cell office:value-type="float" office:value="9.117256">
            <text:p>9.117256</text:p>
          </table:table-cell>
          <table:table-cell office:value-type="float" office:value="-79.69894">
            <text:p>-79.698940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24M49S">
            <text:p>11:24</text:p>
          </table:table-cell>
          <table:table-cell office:value-type="float" office:value="45">
            <text:p>45</text:p>
          </table:table-cell>
          <table:table-cell office:value-type="float" office:value="9.117121">
            <text:p>9.117121</text:p>
          </table:table-cell>
          <table:table-cell office:value-type="float" office:value="-79.698822">
            <text:p>-79.69882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43M56S">
            <text:p>11:43</text:p>
          </table:table-cell>
          <table:table-cell office:value-type="float" office:value="46">
            <text:p>46</text:p>
          </table:table-cell>
          <table:table-cell office:value-type="float" office:value="9.117202">
            <text:p>9.117202</text:p>
          </table:table-cell>
          <table:table-cell office:value-type="float" office:value="-79.698905">
            <text:p>-79.698905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44M04S">
            <text:p>11:44</text:p>
          </table:table-cell>
          <table:table-cell office:value-type="float" office:value="47">
            <text:p>47</text:p>
          </table:table-cell>
          <table:table-cell office:value-type="float" office:value="9.117197">
            <text:p>9.117197</text:p>
          </table:table-cell>
          <table:table-cell office:value-type="float" office:value="-79.698922">
            <text:p>-79.69892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54M25S">
            <text:p>11:54</text:p>
          </table:table-cell>
          <table:table-cell office:value-type="float" office:value="48">
            <text:p>48</text:p>
          </table:table-cell>
          <table:table-cell office:value-type="float" office:value="9.117205">
            <text:p>9.117205</text:p>
          </table:table-cell>
          <table:table-cell office:value-type="float" office:value="-79.69892">
            <text:p>-79.698920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18M14S">
            <text:p>12:18</text:p>
          </table:table-cell>
          <table:table-cell office:value-type="float" office:value="49">
            <text:p>49</text:p>
          </table:table-cell>
          <table:table-cell office:value-type="float" office:value="9.117315">
            <text:p>9.117315</text:p>
          </table:table-cell>
          <table:table-cell office:value-type="float" office:value="-79.698931">
            <text:p>-79.69893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19M38S">
            <text:p>12:19</text:p>
          </table:table-cell>
          <table:table-cell office:value-type="float" office:value="50">
            <text:p>50</text:p>
          </table:table-cell>
          <table:table-cell office:value-type="float" office:value="9.11716">
            <text:p>9.117160</text:p>
          </table:table-cell>
          <table:table-cell office:value-type="float" office:value="-79.698689">
            <text:p>-79.69868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23M40S">
            <text:p>12:23</text:p>
          </table:table-cell>
          <table:table-cell office:value-type="float" office:value="51">
            <text:p>51</text:p>
          </table:table-cell>
          <table:table-cell office:value-type="float" office:value="9.117283">
            <text:p>9.117283</text:p>
          </table:table-cell>
          <table:table-cell office:value-type="float" office:value="-79.698479">
            <text:p>-79.69847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35M01S">
            <text:p>12:35</text:p>
          </table:table-cell>
          <table:table-cell office:value-type="float" office:value="52">
            <text:p>52</text:p>
          </table:table-cell>
          <table:table-cell office:value-type="float" office:value="9.117331">
            <text:p>9.117331</text:p>
          </table:table-cell>
          <table:table-cell office:value-type="float" office:value="-79.698417">
            <text:p>-79.69841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44M30S">
            <text:p>12:44</text:p>
          </table:table-cell>
          <table:table-cell office:value-type="float" office:value="53">
            <text:p>53</text:p>
          </table:table-cell>
          <table:table-cell office:value-type="float" office:value="9.117323">
            <text:p>9.117323</text:p>
          </table:table-cell>
          <table:table-cell office:value-type="float" office:value="-79.698372">
            <text:p>-79.69837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54M09S">
            <text:p>12:54</text:p>
          </table:table-cell>
          <table:table-cell office:value-type="float" office:value="54">
            <text:p>54</text:p>
          </table:table-cell>
          <table:table-cell office:value-type="float" office:value="9.11732">
            <text:p>9.117320</text:p>
          </table:table-cell>
          <table:table-cell office:value-type="float" office:value="-79.698313">
            <text:p>-79.69831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04M28S">
            <text:p>13:04</text:p>
          </table:table-cell>
          <table:table-cell office:value-type="float" office:value="55">
            <text:p>55</text:p>
          </table:table-cell>
          <table:table-cell office:value-type="float" office:value="9.117344">
            <text:p>9.117344</text:p>
          </table:table-cell>
          <table:table-cell office:value-type="float" office:value="-79.698365">
            <text:p>-79.69836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13M53S">
            <text:p>13:13</text:p>
          </table:table-cell>
          <table:table-cell office:value-type="float" office:value="56">
            <text:p>56</text:p>
          </table:table-cell>
          <table:table-cell office:value-type="float" office:value="9.117329">
            <text:p>9.117329</text:p>
          </table:table-cell>
          <table:table-cell office:value-type="float" office:value="-79.698345">
            <text:p>-79.69834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24M12S">
            <text:p>13:24</text:p>
          </table:table-cell>
          <table:table-cell office:value-type="float" office:value="57">
            <text:p>57</text:p>
          </table:table-cell>
          <table:table-cell office:value-type="float" office:value="9.117338">
            <text:p>9.117338</text:p>
          </table:table-cell>
          <table:table-cell office:value-type="float" office:value="-79.698371">
            <text:p>-79.69837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34M25S">
            <text:p>13:34</text:p>
          </table:table-cell>
          <table:table-cell office:value-type="float" office:value="58">
            <text:p>58</text:p>
          </table:table-cell>
          <table:table-cell office:value-type="float" office:value="9.117339">
            <text:p>9.117339</text:p>
          </table:table-cell>
          <table:table-cell office:value-type="float" office:value="-79.698383">
            <text:p>-79.69838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48M21S">
            <text:p>13:48</text:p>
          </table:table-cell>
          <table:table-cell office:value-type="float" office:value="59">
            <text:p>59</text:p>
          </table:table-cell>
          <table:table-cell office:value-type="float" office:value="9.117335">
            <text:p>9.117335</text:p>
          </table:table-cell>
          <table:table-cell office:value-type="float" office:value="-79.698361">
            <text:p>-79.69836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3H57M38S">
            <text:p>13:57</text:p>
          </table:table-cell>
          <table:table-cell office:value-type="float" office:value="60">
            <text:p>60</text:p>
          </table:table-cell>
          <table:table-cell office:value-type="float" office:value="9.117332">
            <text:p>9.117332</text:p>
          </table:table-cell>
          <table:table-cell office:value-type="float" office:value="-79.69839">
            <text:p>-79.698390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4H03M51S">
            <text:p>14:03</text:p>
          </table:table-cell>
          <table:table-cell office:value-type="float" office:value="61">
            <text:p>61</text:p>
          </table:table-cell>
          <table:table-cell office:value-type="float" office:value="9.117338">
            <text:p>9.117338</text:p>
          </table:table-cell>
          <table:table-cell office:value-type="float" office:value="-79.698363">
            <text:p>-79.698363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4H13M49S">
            <text:p>14:13</text:p>
          </table:table-cell>
          <table:table-cell office:value-type="float" office:value="62">
            <text:p>62</text:p>
          </table:table-cell>
          <table:table-cell office:value-type="float" office:value="9.117231">
            <text:p>9.117231</text:p>
          </table:table-cell>
          <table:table-cell office:value-type="float" office:value="-79.698591">
            <text:p>-79.6985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4H24M28S">
            <text:p>14:24</text:p>
          </table:table-cell>
          <table:table-cell office:value-type="float" office:value="63">
            <text:p>63</text:p>
          </table:table-cell>
          <table:table-cell office:value-type="float" office:value="9.117216">
            <text:p>9.117216</text:p>
          </table:table-cell>
          <table:table-cell office:value-type="float" office:value="-79.698839">
            <text:p>-79.69883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4H34M49S">
            <text:p>14:34</text:p>
          </table:table-cell>
          <table:table-cell office:value-type="float" office:value="64">
            <text:p>64</text:p>
          </table:table-cell>
          <table:table-cell office:value-type="float" office:value="9.117199">
            <text:p>9.117199</text:p>
          </table:table-cell>
          <table:table-cell office:value-type="float" office:value="-79.698868">
            <text:p>-79.69886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4H44M01S">
            <text:p>14:44</text:p>
          </table:table-cell>
          <table:table-cell office:value-type="float" office:value="65">
            <text:p>65</text:p>
          </table:table-cell>
          <table:table-cell office:value-type="float" office:value="9.117428">
            <text:p>9.117428</text:p>
          </table:table-cell>
          <table:table-cell office:value-type="float" office:value="-79.699079">
            <text:p>-79.69907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5H02M37S">
            <text:p>15:02</text:p>
          </table:table-cell>
          <table:table-cell office:value-type="float" office:value="66">
            <text:p>66</text:p>
          </table:table-cell>
          <table:table-cell office:value-type="float" office:value="9.117362">
            <text:p>9.117362</text:p>
          </table:table-cell>
          <table:table-cell office:value-type="float" office:value="-79.699242">
            <text:p>-79.699242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5H04M03S">
            <text:p>15:04</text:p>
          </table:table-cell>
          <table:table-cell office:value-type="float" office:value="67">
            <text:p>67</text:p>
          </table:table-cell>
          <table:table-cell office:value-type="float" office:value="9.117326">
            <text:p>9.117326</text:p>
          </table:table-cell>
          <table:table-cell office:value-type="float" office:value="-79.699509">
            <text:p>-79.69950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8H54M08S">
            <text:p>08:54</text:p>
          </table:table-cell>
          <table:table-cell office:value-type="float" office:value="173">
            <text:p>173</text:p>
          </table:table-cell>
          <table:table-cell office:value-type="float" office:value="9.119305">
            <text:p>9.119305</text:p>
          </table:table-cell>
          <table:table-cell office:value-type="float" office:value="-79.696582">
            <text:p>-79.696582</text:p>
          </table:table-cell>
          <table:table-cell office:value-type="string">
            <text:p>Forest Edge</text:p>
          </table:table-cell>
          <table:table-cell office:value-type="string">
            <text:p>(backyard?)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9H14M20S">
            <text:p>09:14</text:p>
          </table:table-cell>
          <table:table-cell office:value-type="float" office:value="174">
            <text:p>174</text:p>
          </table:table-cell>
          <table:table-cell office:value-type="float" office:value="9.119407">
            <text:p>9.119407</text:p>
          </table:table-cell>
          <table:table-cell office:value-type="float" office:value="-79.696584">
            <text:p>-79.696584</text:p>
          </table:table-cell>
          <table:table-cell office:value-type="string">
            <text:p>Forest Edge</text:p>
          </table:table-cell>
          <table:table-cell office:value-type="string">
            <text:p>(backyard?)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9H22M52S">
            <text:p>09:22</text:p>
          </table:table-cell>
          <table:table-cell office:value-type="float" office:value="175">
            <text:p>175</text:p>
          </table:table-cell>
          <table:table-cell office:value-type="float" office:value="9.119233">
            <text:p>9.119233</text:p>
          </table:table-cell>
          <table:table-cell office:value-type="float" office:value="-79.696617">
            <text:p>-79.696617</text:p>
          </table:table-cell>
          <table:table-cell office:value-type="string">
            <text:p>Forest Edge</text:p>
          </table:table-cell>
          <table:table-cell office:value-type="string">
            <text:p>(backyard?)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9H31M14S">
            <text:p>09:31</text:p>
          </table:table-cell>
          <table:table-cell office:value-type="float" office:value="176">
            <text:p>176</text:p>
          </table:table-cell>
          <table:table-cell office:value-type="float" office:value="9.119187">
            <text:p>9.119187</text:p>
          </table:table-cell>
          <table:table-cell office:value-type="float" office:value="-79.696666">
            <text:p>-79.69666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9H43M11S">
            <text:p>09:43</text:p>
          </table:table-cell>
          <table:table-cell office:value-type="float" office:value="177">
            <text:p>177</text:p>
          </table:table-cell>
          <table:table-cell office:value-type="float" office:value="9.118997">
            <text:p>9.118997</text:p>
          </table:table-cell>
          <table:table-cell office:value-type="float" office:value="-79.696772">
            <text:p>-79.69677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09H51M52S">
            <text:p>09:51</text:p>
          </table:table-cell>
          <table:table-cell office:value-type="float" office:value="178">
            <text:p>178</text:p>
          </table:table-cell>
          <table:table-cell office:value-type="float" office:value="9.119026">
            <text:p>9.119026</text:p>
          </table:table-cell>
          <table:table-cell office:value-type="float" office:value="-79.696781">
            <text:p>-79.696781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01M49S">
            <text:p>10:01</text:p>
          </table:table-cell>
          <table:table-cell office:value-type="float" office:value="179">
            <text:p>179</text:p>
          </table:table-cell>
          <table:table-cell office:value-type="float" office:value="9.119009">
            <text:p>9.119009</text:p>
          </table:table-cell>
          <table:table-cell office:value-type="float" office:value="-79.696702">
            <text:p>-79.69670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11M47S">
            <text:p>10:11</text:p>
          </table:table-cell>
          <table:table-cell office:value-type="float" office:value="180">
            <text:p>180</text:p>
          </table:table-cell>
          <table:table-cell office:value-type="float" office:value="9.118981">
            <text:p>9.118981</text:p>
          </table:table-cell>
          <table:table-cell office:value-type="float" office:value="-79.696728">
            <text:p>-79.69672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21M57S">
            <text:p>10:21</text:p>
          </table:table-cell>
          <table:table-cell office:value-type="float" office:value="181">
            <text:p>181</text:p>
          </table:table-cell>
          <table:table-cell office:value-type="float" office:value="9.119009">
            <text:p>9.119009</text:p>
          </table:table-cell>
          <table:table-cell office:value-type="float" office:value="-79.696732">
            <text:p>-79.69673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32M08S">
            <text:p>10:32</text:p>
          </table:table-cell>
          <table:table-cell office:value-type="float" office:value="182">
            <text:p>182</text:p>
          </table:table-cell>
          <table:table-cell office:value-type="float" office:value="9.118994">
            <text:p>9.118994</text:p>
          </table:table-cell>
          <table:table-cell office:value-type="float" office:value="-79.696698">
            <text:p>-79.69669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44M17S">
            <text:p>10:44</text:p>
          </table:table-cell>
          <table:table-cell office:value-type="float" office:value="183">
            <text:p>183</text:p>
          </table:table-cell>
          <table:table-cell office:value-type="float" office:value="9.119001">
            <text:p>9.119001</text:p>
          </table:table-cell>
          <table:table-cell office:value-type="float" office:value="-79.696783">
            <text:p>-79.696783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0H52M23S">
            <text:p>10:52</text:p>
          </table:table-cell>
          <table:table-cell office:value-type="float" office:value="184">
            <text:p>184</text:p>
          </table:table-cell>
          <table:table-cell office:value-type="float" office:value="9.119049">
            <text:p>9.119049</text:p>
          </table:table-cell>
          <table:table-cell office:value-type="float" office:value="-79.696966">
            <text:p>-79.69696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02M50S">
            <text:p>11:02</text:p>
          </table:table-cell>
          <table:table-cell office:value-type="float" office:value="185">
            <text:p>185</text:p>
          </table:table-cell>
          <table:table-cell office:value-type="float" office:value="9.119103">
            <text:p>9.119103</text:p>
          </table:table-cell>
          <table:table-cell office:value-type="float" office:value="-79.696911">
            <text:p>-79.696911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14M51S">
            <text:p>11:14</text:p>
          </table:table-cell>
          <table:table-cell office:value-type="float" office:value="186">
            <text:p>186</text:p>
          </table:table-cell>
          <table:table-cell office:value-type="float" office:value="9.119223">
            <text:p>9.119223</text:p>
          </table:table-cell>
          <table:table-cell office:value-type="float" office:value="-79.696592">
            <text:p>-79.696592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25M40S">
            <text:p>11:25</text:p>
          </table:table-cell>
          <table:table-cell office:value-type="float" office:value="187">
            <text:p>187</text:p>
          </table:table-cell>
          <table:table-cell office:value-type="float" office:value="9.119203">
            <text:p>9.119203</text:p>
          </table:table-cell>
          <table:table-cell office:value-type="float" office:value="-79.696374">
            <text:p>-79.696374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32M27S">
            <text:p>11:32</text:p>
          </table:table-cell>
          <table:table-cell office:value-type="float" office:value="188">
            <text:p>188</text:p>
          </table:table-cell>
          <table:table-cell office:value-type="float" office:value="9.119233">
            <text:p>9.119233</text:p>
          </table:table-cell>
          <table:table-cell office:value-type="float" office:value="-79.69638">
            <text:p>-79.696380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42M27S">
            <text:p>11:42</text:p>
          </table:table-cell>
          <table:table-cell office:value-type="float" office:value="189">
            <text:p>189</text:p>
          </table:table-cell>
          <table:table-cell office:value-type="float" office:value="9.119269">
            <text:p>9.119269</text:p>
          </table:table-cell>
          <table:table-cell office:value-type="float" office:value="-79.696336">
            <text:p>-79.696336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1H52M01S">
            <text:p>11:52</text:p>
          </table:table-cell>
          <table:table-cell office:value-type="float" office:value="190">
            <text:p>190</text:p>
          </table:table-cell>
          <table:table-cell office:value-type="float" office:value="9.119248">
            <text:p>9.119248</text:p>
          </table:table-cell>
          <table:table-cell office:value-type="float" office:value="-79.696451">
            <text:p>-79.696451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03M36S">
            <text:p>12:03</text:p>
          </table:table-cell>
          <table:table-cell office:value-type="float" office:value="191">
            <text:p>191</text:p>
          </table:table-cell>
          <table:table-cell office:value-type="float" office:value="9.119239">
            <text:p>9.119239</text:p>
          </table:table-cell>
          <table:table-cell office:value-type="float" office:value="-79.696424">
            <text:p>-79.696424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12M51S">
            <text:p>12:12</text:p>
          </table:table-cell>
          <table:table-cell office:value-type="float" office:value="192">
            <text:p>192</text:p>
          </table:table-cell>
          <table:table-cell office:value-type="float" office:value="9.119339">
            <text:p>9.119339</text:p>
          </table:table-cell>
          <table:table-cell office:value-type="float" office:value="-79.696362">
            <text:p>-79.696362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21M57S">
            <text:p>12:21</text:p>
          </table:table-cell>
          <table:table-cell office:value-type="float" office:value="193">
            <text:p>193</text:p>
          </table:table-cell>
          <table:table-cell office:value-type="float" office:value="9.119244">
            <text:p>9.119244</text:p>
          </table:table-cell>
          <table:table-cell office:value-type="float" office:value="-79.696414">
            <text:p>-79.696414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33M38S">
            <text:p>12:33</text:p>
          </table:table-cell>
          <table:table-cell office:value-type="float" office:value="194">
            <text:p>194</text:p>
          </table:table-cell>
          <table:table-cell office:value-type="float" office:value="9.119193">
            <text:p>9.119193</text:p>
          </table:table-cell>
          <table:table-cell office:value-type="float" office:value="-79.696481">
            <text:p>-79.696481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43M40S">
            <text:p>12:43</text:p>
          </table:table-cell>
          <table:table-cell office:value-type="float" office:value="195">
            <text:p>195</text:p>
          </table:table-cell>
          <table:table-cell office:value-type="float" office:value="9.119184">
            <text:p>9.119184</text:p>
          </table:table-cell>
          <table:table-cell office:value-type="float" office:value="-79.69643">
            <text:p>-79.696430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2H52M38S">
            <text:p>12:52</text:p>
          </table:table-cell>
          <table:table-cell office:value-type="float" office:value="196">
            <text:p>196</text:p>
          </table:table-cell>
          <table:table-cell office:value-type="float" office:value="9.119243">
            <text:p>9.119243</text:p>
          </table:table-cell>
          <table:table-cell office:value-type="float" office:value="-79.696411">
            <text:p>-79.696411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7">
            <text:p>04/27/08</text:p>
          </table:table-cell>
          <table:table-cell office:value-type="time" office:time-value="PT13H01M46S">
            <text:p>13:01</text:p>
          </table:table-cell>
          <table:table-cell office:value-type="float" office:value="197">
            <text:p>197</text:p>
          </table:table-cell>
          <table:table-cell office:value-type="float" office:value="9.119257">
            <text:p>9.119257</text:p>
          </table:table-cell>
          <table:table-cell office:value-type="float" office:value="-79.696461">
            <text:p>-79.696461</text:p>
          </table:table-cell>
          <table:table-cell office:value-type="string">
            <text:p>Forest Edge</text:p>
          </table:table-cell>
          <table:table-cell office:value-type="string">
            <text:p>?</text:p>
          </table:table-cell>
          <table:table-cell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09H49M21S">
            <text:p>09:49</text:p>
          </table:table-cell>
          <table:table-cell office:value-type="float" office:value="1">
            <text:p>1</text:p>
          </table:table-cell>
          <table:table-cell office:value-type="float" office:value="9.119049">
            <text:p>9.119049</text:p>
          </table:table-cell>
          <table:table-cell table:style-name="ce7" office:value-type="float" office:value="-79.695682">
            <text:p>-79.69568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 table:style-name="ce9" office:value-type="string">
            <text:p>This MAY BE ANOTHER GROUP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11M59S">
            <text:p>10:11</text:p>
          </table:table-cell>
          <table:table-cell office:value-type="float" office:value="2">
            <text:p>2</text:p>
          </table:table-cell>
          <table:table-cell office:value-type="float" office:value="9.118954">
            <text:p>9.118954</text:p>
          </table:table-cell>
          <table:table-cell table:style-name="ce7" office:value-type="float" office:value="-79.695608">
            <text:p>-79.6956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20M59S">
            <text:p>10:20</text:p>
          </table:table-cell>
          <table:table-cell office:value-type="float" office:value="3">
            <text:p>3</text:p>
          </table:table-cell>
          <table:table-cell office:value-type="float" office:value="9.118984">
            <text:p>9.118984</text:p>
          </table:table-cell>
          <table:table-cell table:style-name="ce7" office:value-type="float" office:value="-79.69561">
            <text:p>-79.6956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30M03S">
            <text:p>10:30</text:p>
          </table:table-cell>
          <table:table-cell office:value-type="float" office:value="4">
            <text:p>4</text:p>
          </table:table-cell>
          <table:table-cell office:value-type="float" office:value="9.11882">
            <text:p>9.118820</text:p>
          </table:table-cell>
          <table:table-cell table:style-name="ce7" office:value-type="float" office:value="-79.695239">
            <text:p>-79.6952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39M04S">
            <text:p>10:39</text:p>
          </table:table-cell>
          <table:table-cell office:value-type="float" office:value="5">
            <text:p>5</text:p>
          </table:table-cell>
          <table:table-cell office:value-type="float" office:value="9.118794">
            <text:p>9.118794</text:p>
          </table:table-cell>
          <table:table-cell table:style-name="ce7" office:value-type="float" office:value="-79.695312">
            <text:p>-79.6953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49M19S">
            <text:p>10:49</text:p>
          </table:table-cell>
          <table:table-cell office:value-type="float" office:value="6">
            <text:p>6</text:p>
          </table:table-cell>
          <table:table-cell office:value-type="float" office:value="9.118923">
            <text:p>9.118923</text:p>
          </table:table-cell>
          <table:table-cell table:style-name="ce7" office:value-type="float" office:value="-79.695212">
            <text:p>-79.6952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0H59M47S">
            <text:p>10:59</text:p>
          </table:table-cell>
          <table:table-cell office:value-type="float" office:value="7">
            <text:p>7</text:p>
          </table:table-cell>
          <table:table-cell office:value-type="float" office:value="9.118958">
            <text:p>9.118958</text:p>
          </table:table-cell>
          <table:table-cell table:style-name="ce7" office:value-type="float" office:value="-79.695307">
            <text:p>-79.6953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09M47S">
            <text:p>11:09</text:p>
          </table:table-cell>
          <table:table-cell office:value-type="float" office:value="8">
            <text:p>8</text:p>
          </table:table-cell>
          <table:table-cell office:value-type="float" office:value="9.11895">
            <text:p>9.118950</text:p>
          </table:table-cell>
          <table:table-cell table:style-name="ce7" office:value-type="float" office:value="-79.695247">
            <text:p>-79.6952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19M39S">
            <text:p>11:19</text:p>
          </table:table-cell>
          <table:table-cell office:value-type="float" office:value="9">
            <text:p>9</text:p>
          </table:table-cell>
          <table:table-cell office:value-type="float" office:value="9.11897">
            <text:p>9.118970</text:p>
          </table:table-cell>
          <table:table-cell table:style-name="ce7" office:value-type="float" office:value="-79.695298">
            <text:p>-79.6953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29M33S">
            <text:p>11:29</text:p>
          </table:table-cell>
          <table:table-cell office:value-type="float" office:value="10">
            <text:p>10</text:p>
          </table:table-cell>
          <table:table-cell office:value-type="float" office:value="9.118934">
            <text:p>9.118934</text:p>
          </table:table-cell>
          <table:table-cell table:style-name="ce7" office:value-type="float" office:value="-79.695272">
            <text:p>-79.6952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40M03S">
            <text:p>11:40</text:p>
          </table:table-cell>
          <table:table-cell office:value-type="float" office:value="11">
            <text:p>11</text:p>
          </table:table-cell>
          <table:table-cell office:value-type="float" office:value="9.118961">
            <text:p>9.118961</text:p>
          </table:table-cell>
          <table:table-cell table:style-name="ce7" office:value-type="float" office:value="-79.695259">
            <text:p>-79.6952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49M50S">
            <text:p>11:49</text:p>
          </table:table-cell>
          <table:table-cell office:value-type="float" office:value="12">
            <text:p>12</text:p>
          </table:table-cell>
          <table:table-cell office:value-type="float" office:value="9.118945">
            <text:p>9.118945</text:p>
          </table:table-cell>
          <table:table-cell table:style-name="ce7" office:value-type="float" office:value="-79.695268">
            <text:p>-79.6952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1H59M38S">
            <text:p>11:59</text:p>
          </table:table-cell>
          <table:table-cell office:value-type="float" office:value="13">
            <text:p>13</text:p>
          </table:table-cell>
          <table:table-cell office:value-type="float" office:value="9.119">
            <text:p>9.119000</text:p>
          </table:table-cell>
          <table:table-cell table:style-name="ce7" office:value-type="float" office:value="-79.695217">
            <text:p>-79.695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09M51S">
            <text:p>12:09</text:p>
          </table:table-cell>
          <table:table-cell office:value-type="float" office:value="14">
            <text:p>14</text:p>
          </table:table-cell>
          <table:table-cell office:value-type="float" office:value="9.119112">
            <text:p>9.119112</text:p>
          </table:table-cell>
          <table:table-cell table:style-name="ce7" office:value-type="float" office:value="-79.695305">
            <text:p>-79.6953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20M03S">
            <text:p>12:20</text:p>
          </table:table-cell>
          <table:table-cell office:value-type="float" office:value="15">
            <text:p>15</text:p>
          </table:table-cell>
          <table:table-cell office:value-type="float" office:value="9.119134">
            <text:p>9.119134</text:p>
          </table:table-cell>
          <table:table-cell table:style-name="ce7" office:value-type="float" office:value="-79.69505">
            <text:p>-79.695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28M59S">
            <text:p>12:28</text:p>
          </table:table-cell>
          <table:table-cell office:value-type="float" office:value="16">
            <text:p>16</text:p>
          </table:table-cell>
          <table:table-cell office:value-type="float" office:value="9.11917">
            <text:p>9.119170</text:p>
          </table:table-cell>
          <table:table-cell table:style-name="ce7" office:value-type="float" office:value="-79.695067">
            <text:p>-79.695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39M05S">
            <text:p>12:39</text:p>
          </table:table-cell>
          <table:table-cell office:value-type="float" office:value="17">
            <text:p>17</text:p>
          </table:table-cell>
          <table:table-cell office:value-type="float" office:value="9.119142">
            <text:p>9.119142</text:p>
          </table:table-cell>
          <table:table-cell table:style-name="ce7" office:value-type="float" office:value="-79.695011">
            <text:p>-79.695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49M06S">
            <text:p>12:49</text:p>
          </table:table-cell>
          <table:table-cell office:value-type="float" office:value="18">
            <text:p>18</text:p>
          </table:table-cell>
          <table:table-cell office:value-type="float" office:value="9.119145">
            <text:p>9.119145</text:p>
          </table:table-cell>
          <table:table-cell table:style-name="ce7" office:value-type="float" office:value="-79.69501">
            <text:p>-79.695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2H59M10S">
            <text:p>12:59</text:p>
          </table:table-cell>
          <table:table-cell office:value-type="float" office:value="19">
            <text:p>19</text:p>
          </table:table-cell>
          <table:table-cell office:value-type="float" office:value="9.119238">
            <text:p>9.119238</text:p>
          </table:table-cell>
          <table:table-cell table:style-name="ce7" office:value-type="float" office:value="-79.695005">
            <text:p>-79.695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09M26S">
            <text:p>13:09</text:p>
          </table:table-cell>
          <table:table-cell office:value-type="float" office:value="20">
            <text:p>20</text:p>
          </table:table-cell>
          <table:table-cell office:value-type="float" office:value="9.119189">
            <text:p>9.119189</text:p>
          </table:table-cell>
          <table:table-cell table:style-name="ce7" office:value-type="float" office:value="-79.695063">
            <text:p>-79.695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19M10S">
            <text:p>13:19</text:p>
          </table:table-cell>
          <table:table-cell office:value-type="float" office:value="21">
            <text:p>21</text:p>
          </table:table-cell>
          <table:table-cell office:value-type="float" office:value="9.119176">
            <text:p>9.119176</text:p>
          </table:table-cell>
          <table:table-cell table:style-name="ce7" office:value-type="float" office:value="-79.694958">
            <text:p>-79.6949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29M12S">
            <text:p>13:29</text:p>
          </table:table-cell>
          <table:table-cell office:value-type="float" office:value="22">
            <text:p>22</text:p>
          </table:table-cell>
          <table:table-cell office:value-type="float" office:value="9.1192">
            <text:p>9.119200</text:p>
          </table:table-cell>
          <table:table-cell table:style-name="ce7" office:value-type="float" office:value="-79.695011">
            <text:p>-79.695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39M06S">
            <text:p>13:39</text:p>
          </table:table-cell>
          <table:table-cell office:value-type="float" office:value="23">
            <text:p>23</text:p>
          </table:table-cell>
          <table:table-cell office:value-type="float" office:value="9.119223">
            <text:p>9.119223</text:p>
          </table:table-cell>
          <table:table-cell table:style-name="ce7" office:value-type="float" office:value="-79.694821">
            <text:p>-79.6948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4-28">
            <text:p>04/28/08</text:p>
          </table:table-cell>
          <table:table-cell office:value-type="time" office:time-value="PT13H49M08S">
            <text:p>13:49</text:p>
          </table:table-cell>
          <table:table-cell office:value-type="float" office:value="24">
            <text:p>24</text:p>
          </table:table-cell>
          <table:table-cell office:value-type="float" office:value="9.119156">
            <text:p>9.119156</text:p>
          </table:table-cell>
          <table:table-cell table:style-name="ce7" office:value-type="float" office:value="-79.694861">
            <text:p>-79.6948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07M29S">
            <text:p>09:07</text:p>
          </table:table-cell>
          <table:table-cell office:value-type="float" office:value="1">
            <text:p>1</text:p>
          </table:table-cell>
          <table:table-cell table:style-name="ce7" office:value-type="float" office:value="9.116891">
            <text:p>9.11689</text:p>
          </table:table-cell>
          <table:table-cell table:style-name="ce7" office:value-type="float" office:value="-79.698935">
            <text:p>-79.69894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15M23S">
            <text:p>09:15</text:p>
          </table:table-cell>
          <table:table-cell office:value-type="float" office:value="2">
            <text:p>2</text:p>
          </table:table-cell>
          <table:table-cell table:style-name="ce7" office:value-type="float" office:value="9.116834">
            <text:p>9.11683</text:p>
          </table:table-cell>
          <table:table-cell table:style-name="ce7" office:value-type="float" office:value="-79.699019">
            <text:p>-79.69902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22M53S">
            <text:p>09:22</text:p>
          </table:table-cell>
          <table:table-cell office:value-type="float" office:value="3">
            <text:p>3</text:p>
          </table:table-cell>
          <table:table-cell table:style-name="ce7" office:value-type="float" office:value="9.116853">
            <text:p>9.11685</text:p>
          </table:table-cell>
          <table:table-cell table:style-name="ce7" office:value-type="float" office:value="-79.698946">
            <text:p>-79.69895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33M09S">
            <text:p>09:33</text:p>
          </table:table-cell>
          <table:table-cell office:value-type="float" office:value="4">
            <text:p>4</text:p>
          </table:table-cell>
          <table:table-cell table:style-name="ce7" office:value-type="float" office:value="9.117324">
            <text:p>9.11732</text:p>
          </table:table-cell>
          <table:table-cell table:style-name="ce7" office:value-type="float" office:value="-79.698981">
            <text:p>-79.69898</text:p>
          </table:table-cell>
          <table:table-cell table:number-columns-repeated="8"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35M20S">
            <text:p>09:35</text:p>
          </table:table-cell>
          <table:table-cell office:value-type="float" office:value="5">
            <text:p>5</text:p>
          </table:table-cell>
          <table:table-cell table:style-name="ce7" office:value-type="float" office:value="9.117198">
            <text:p>9.11720</text:p>
          </table:table-cell>
          <table:table-cell table:style-name="ce7" office:value-type="float" office:value="-79.698911">
            <text:p>-79.6989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42M00S">
            <text:p>09:42</text:p>
          </table:table-cell>
          <table:table-cell office:value-type="float" office:value="6">
            <text:p>6</text:p>
          </table:table-cell>
          <table:table-cell table:style-name="ce7" office:value-type="float" office:value="9.11726">
            <text:p>9.11726</text:p>
          </table:table-cell>
          <table:table-cell table:style-name="ce7" office:value-type="float" office:value="-79.69871">
            <text:p>-79.6987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52M22S">
            <text:p>09:52</text:p>
          </table:table-cell>
          <table:table-cell office:value-type="float" office:value="7">
            <text:p>7</text:p>
          </table:table-cell>
          <table:table-cell table:style-name="ce7" office:value-type="float" office:value="9.117235">
            <text:p>9.11724</text:p>
          </table:table-cell>
          <table:table-cell table:style-name="ce7" office:value-type="float" office:value="-79.698809">
            <text:p>-79.6988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02M06S">
            <text:p>10:02</text:p>
          </table:table-cell>
          <table:table-cell office:value-type="float" office:value="8">
            <text:p>8</text:p>
          </table:table-cell>
          <table:table-cell table:style-name="ce7" office:value-type="float" office:value="9.117247">
            <text:p>9.11725</text:p>
          </table:table-cell>
          <table:table-cell table:style-name="ce7" office:value-type="float" office:value="-79.698884">
            <text:p>-79.69888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13M39S">
            <text:p>10:13</text:p>
          </table:table-cell>
          <table:table-cell office:value-type="float" office:value="9">
            <text:p>9</text:p>
          </table:table-cell>
          <table:table-cell table:style-name="ce7" office:value-type="float" office:value="9.117235">
            <text:p>9.11724</text:p>
          </table:table-cell>
          <table:table-cell table:style-name="ce7" office:value-type="float" office:value="-79.698865">
            <text:p>-79.6988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22M28S">
            <text:p>10:22</text:p>
          </table:table-cell>
          <table:table-cell office:value-type="float" office:value="10">
            <text:p>10</text:p>
          </table:table-cell>
          <table:table-cell table:style-name="ce7" office:value-type="float" office:value="9.117309">
            <text:p>9.11731</text:p>
          </table:table-cell>
          <table:table-cell table:style-name="ce7" office:value-type="float" office:value="-79.698948">
            <text:p>-79.69895</text:p>
          </table:table-cell>
          <table:table-cell office:value-type="string">
            <text:p>Backyard Tree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31M57S">
            <text:p>10:31</text:p>
          </table:table-cell>
          <table:table-cell office:value-type="float" office:value="11">
            <text:p>11</text:p>
          </table:table-cell>
          <table:table-cell table:style-name="ce7" office:value-type="float" office:value="9.117143">
            <text:p>9.11714</text:p>
          </table:table-cell>
          <table:table-cell table:style-name="ce7" office:value-type="float" office:value="-79.698664">
            <text:p>-79.6986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43M38S">
            <text:p>10:43</text:p>
          </table:table-cell>
          <table:table-cell office:value-type="float" office:value="12">
            <text:p>12</text:p>
          </table:table-cell>
          <table:table-cell table:style-name="ce7" office:value-type="float" office:value="9.117362">
            <text:p>9.11736</text:p>
          </table:table-cell>
          <table:table-cell table:style-name="ce7" office:value-type="float" office:value="-79.698361">
            <text:p>-79.6983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52M54S">
            <text:p>10:52</text:p>
          </table:table-cell>
          <table:table-cell office:value-type="float" office:value="13">
            <text:p>13</text:p>
          </table:table-cell>
          <table:table-cell table:style-name="ce7" office:value-type="float" office:value="9.117321">
            <text:p>9.11732</text:p>
          </table:table-cell>
          <table:table-cell table:style-name="ce7" office:value-type="float" office:value="-79.698368">
            <text:p>-79.69837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03M37S">
            <text:p>11:03</text:p>
          </table:table-cell>
          <table:table-cell office:value-type="float" office:value="14">
            <text:p>14</text:p>
          </table:table-cell>
          <table:table-cell table:style-name="ce7" office:value-type="float" office:value="9.117364">
            <text:p>9.11736</text:p>
          </table:table-cell>
          <table:table-cell table:style-name="ce7" office:value-type="float" office:value="-79.698384">
            <text:p>-79.6983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13M02S">
            <text:p>11:13</text:p>
          </table:table-cell>
          <table:table-cell office:value-type="float" office:value="15">
            <text:p>15</text:p>
          </table:table-cell>
          <table:table-cell table:style-name="ce7" office:value-type="float" office:value="9.117348">
            <text:p>9.11735</text:p>
          </table:table-cell>
          <table:table-cell table:style-name="ce7" office:value-type="float" office:value="-79.698372">
            <text:p>-79.69837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22M37S">
            <text:p>11:22</text:p>
          </table:table-cell>
          <table:table-cell office:value-type="float" office:value="16">
            <text:p>16</text:p>
          </table:table-cell>
          <table:table-cell table:style-name="ce7" office:value-type="float" office:value="9.11732">
            <text:p>9.11732</text:p>
          </table:table-cell>
          <table:table-cell table:style-name="ce7" office:value-type="float" office:value="-79.698331">
            <text:p>-79.69833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33M17S">
            <text:p>11:33</text:p>
          </table:table-cell>
          <table:table-cell office:value-type="float" office:value="17">
            <text:p>17</text:p>
          </table:table-cell>
          <table:table-cell table:style-name="ce7" office:value-type="float" office:value="9.117332">
            <text:p>9.11733</text:p>
          </table:table-cell>
          <table:table-cell table:style-name="ce7" office:value-type="float" office:value="-79.69901">
            <text:p>-79.69901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42M04S">
            <text:p>11:42</text:p>
          </table:table-cell>
          <table:table-cell office:value-type="float" office:value="18">
            <text:p>18</text:p>
          </table:table-cell>
          <table:table-cell table:style-name="ce7" office:value-type="float" office:value="9.117279">
            <text:p>9.11728</text:p>
          </table:table-cell>
          <table:table-cell table:style-name="ce7" office:value-type="float" office:value="-79.69907">
            <text:p>-79.69907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57M24S">
            <text:p>11:57</text:p>
          </table:table-cell>
          <table:table-cell office:value-type="float" office:value="19">
            <text:p>19</text:p>
          </table:table-cell>
          <table:table-cell table:style-name="ce7" office:value-type="float" office:value="9.117315">
            <text:p>9.11732</text:p>
          </table:table-cell>
          <table:table-cell table:style-name="ce7" office:value-type="float" office:value="-79.698964">
            <text:p>-79.6989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12M04S">
            <text:p>10:12</text:p>
          </table:table-cell>
          <table:table-cell office:value-type="float" office:value="20">
            <text:p>20</text:p>
          </table:table-cell>
          <table:table-cell table:style-name="ce7" office:value-type="float" office:value="9.1173">
            <text:p>9.11730</text:p>
          </table:table-cell>
          <table:table-cell table:style-name="ce7" office:value-type="float" office:value="-79.698884">
            <text:p>-79.6988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20M58S">
            <text:p>10:20</text:p>
          </table:table-cell>
          <table:table-cell office:value-type="float" office:value="21">
            <text:p>21</text:p>
          </table:table-cell>
          <table:table-cell table:style-name="ce7" office:value-type="float" office:value="9.117415">
            <text:p>9.11742</text:p>
          </table:table-cell>
          <table:table-cell table:style-name="ce7" office:value-type="float" office:value="-79.69904">
            <text:p>-79.69904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30M27S">
            <text:p>10:30</text:p>
          </table:table-cell>
          <table:table-cell office:value-type="float" office:value="22">
            <text:p>22</text:p>
          </table:table-cell>
          <table:table-cell table:style-name="ce7" office:value-type="float" office:value="9.117348">
            <text:p>9.11735</text:p>
          </table:table-cell>
          <table:table-cell table:style-name="ce7" office:value-type="float" office:value="-79.699247">
            <text:p>-79.6992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Road</text:p>
          </table:table-cell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40M13S">
            <text:p>10:40</text:p>
          </table:table-cell>
          <table:table-cell office:value-type="float" office:value="23">
            <text:p>23</text:p>
          </table:table-cell>
          <table:table-cell table:style-name="ce7" office:value-type="float" office:value="9.117454">
            <text:p>9.11745</text:p>
          </table:table-cell>
          <table:table-cell table:style-name="ce7" office:value-type="float" office:value="-79.699823">
            <text:p>-79.6998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49M03S">
            <text:p>10:49</text:p>
          </table:table-cell>
          <table:table-cell office:value-type="float" office:value="24">
            <text:p>24</text:p>
          </table:table-cell>
          <table:table-cell table:style-name="ce7" office:value-type="float" office:value="9.117575">
            <text:p>9.11758</text:p>
          </table:table-cell>
          <table:table-cell table:style-name="ce7" office:value-type="float" office:value="-79.699689">
            <text:p>-79.69969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58M20S">
            <text:p>10:58</text:p>
          </table:table-cell>
          <table:table-cell office:value-type="float" office:value="25">
            <text:p>25</text:p>
          </table:table-cell>
          <table:table-cell table:style-name="ce7" office:value-type="float" office:value="9.11759">
            <text:p>9.11759</text:p>
          </table:table-cell>
          <table:table-cell table:style-name="ce7" office:value-type="float" office:value="-79.699679">
            <text:p>-79.6996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1H08M33S">
            <text:p>11:08</text:p>
          </table:table-cell>
          <table:table-cell office:value-type="float" office:value="26">
            <text:p>26</text:p>
          </table:table-cell>
          <table:table-cell table:style-name="ce7" office:value-type="float" office:value="9.11764">
            <text:p>9.11764</text:p>
          </table:table-cell>
          <table:table-cell table:style-name="ce7" office:value-type="float" office:value="-79.699612">
            <text:p>-79.69961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1H47M34S">
            <text:p>11:47</text:p>
          </table:table-cell>
          <table:table-cell office:value-type="float" office:value="27">
            <text:p>27</text:p>
          </table:table-cell>
          <table:table-cell table:style-name="ce7" office:value-type="float" office:value="9.117274">
            <text:p>9.11727</text:p>
          </table:table-cell>
          <table:table-cell table:style-name="ce7" office:value-type="float" office:value="-79.698904">
            <text:p>-79.69890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1H58M33S">
            <text:p>11:58</text:p>
          </table:table-cell>
          <table:table-cell office:value-type="float" office:value="28">
            <text:p>28</text:p>
          </table:table-cell>
          <table:table-cell table:style-name="ce7" office:value-type="float" office:value="9.117193">
            <text:p>9.11719</text:p>
          </table:table-cell>
          <table:table-cell table:style-name="ce7" office:value-type="float" office:value="-79.698817">
            <text:p>-79.6988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06M58S">
            <text:p>12:06</text:p>
          </table:table-cell>
          <table:table-cell office:value-type="float" office:value="29">
            <text:p>29</text:p>
          </table:table-cell>
          <table:table-cell table:style-name="ce7" office:value-type="float" office:value="9.117349">
            <text:p>9.11735</text:p>
          </table:table-cell>
          <table:table-cell table:style-name="ce7" office:value-type="float" office:value="-79.698355">
            <text:p>-79.69836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16M16S">
            <text:p>12:16</text:p>
          </table:table-cell>
          <table:table-cell office:value-type="float" office:value="30">
            <text:p>30</text:p>
          </table:table-cell>
          <table:table-cell table:style-name="ce7" office:value-type="float" office:value="9.117573">
            <text:p>9.11757</text:p>
          </table:table-cell>
          <table:table-cell table:style-name="ce7" office:value-type="float" office:value="-79.698075">
            <text:p>-79.69808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&lt; 4m</text:p>
          </table:table-cell>
          <table:table-cell office:value-type="float" office:value="2">
            <text:p>2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26M26S">
            <text:p>12:26</text:p>
          </table:table-cell>
          <table:table-cell office:value-type="float" office:value="31">
            <text:p>31</text:p>
          </table:table-cell>
          <table:table-cell table:style-name="ce7" office:value-type="float" office:value="9.117902">
            <text:p>9.11790</text:p>
          </table:table-cell>
          <table:table-cell table:style-name="ce7" office:value-type="float" office:value="-79.69782">
            <text:p>-79.69782</text:p>
          </table:table-cell>
          <table:table-cell office:value-type="string">
            <text:p>Gallery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37M22S">
            <text:p>12:37</text:p>
          </table:table-cell>
          <table:table-cell office:value-type="float" office:value="32">
            <text:p>32</text:p>
          </table:table-cell>
          <table:table-cell table:style-name="ce7" office:value-type="float" office:value="9.118344">
            <text:p>9.11834</text:p>
          </table:table-cell>
          <table:table-cell table:style-name="ce7" office:value-type="float" office:value="-79.697989">
            <text:p>-79.69799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46M57S">
            <text:p>12:46</text:p>
          </table:table-cell>
          <table:table-cell office:value-type="float" office:value="33">
            <text:p>33</text:p>
          </table:table-cell>
          <table:table-cell table:style-name="ce7" office:value-type="float" office:value="9.11834">
            <text:p>9.11834</text:p>
          </table:table-cell>
          <table:table-cell table:style-name="ce7" office:value-type="float" office:value="-79.698045">
            <text:p>-79.69805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08-05-14">
            <text:p>05/14/08</text:p>
          </table:table-cell>
          <table:table-cell office:value-type="time" office:time-value="PT12H57M01S">
            <text:p>12:57</text:p>
          </table:table-cell>
          <table:table-cell office:value-type="float" office:value="34">
            <text:p>34</text:p>
          </table:table-cell>
          <table:table-cell table:style-name="ce7" office:value-type="float" office:value="9.118297">
            <text:p>9.11830</text:p>
          </table:table-cell>
          <table:table-cell table:style-name="ce7" office:value-type="float" office:value="-79.697959">
            <text:p>-79.69796</text:p>
          </table:table-cell>
          <table:table-cell office:value-type="string">
            <text:p>Edge</text:p>
          </table:table-cell>
          <table:table-cell office:value-type="string">
            <text:p>Gallery</text:p>
          </table:table-cell>
          <table:table-cell office:value-type="string">
            <text:p>Backyard Tree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21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Samuel Diaz Munoz</meta:initial-creator>
    <meta:creation-date>2008-04-27T15:10:21</meta:creation-date>
    <dc:creator>Samuel Diaz Munoz</dc:creator>
    <dc:date>2009-01-07T21:41:55</dc:date>
    <dc:language>en-US</dc:language>
    <meta:editing-cycles>165</meta:editing-cycles>
    <meta:editing-duration>PT9H20M37S</meta:editing-duration>
    <meta:user-defined meta:name="Info 1"/>
    <meta:user-defined meta:name="Info 2"/>
    <meta:user-defined meta:name="Info 3"/>
    <meta:user-defined meta:name="Info 4"/>
    <meta:document-statistic meta:table-count="3" meta:cell-count="2996"/>
  </office:meta>
</office:document-meta>
</file>